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left="0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ff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Heading_20_1">
      <style:paragraph-properties fo:break-before="page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Heading_20_2">
      <style:paragraph-properties fo:break-before="auto" fo:line-height="100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Heading_20_2">
      <style:paragraph-properties fo:break-before="auto" fo:line-height="100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4" style:family="text"/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Heading_20_1">
      <style:paragraph-properties fo:break-before="page" fo:line-height="100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00%" fo:margin-bottom="0.212cm" style:writing-mode="lr-tb"/>
    </style:style>
    <style:style style:name="T56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6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6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6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6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6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57" style:family="paragraph" style:parent-style-name="Standard">
      <style:paragraph-properties fo:break-before="auto" fo:line-height="100%" fo:margin-bottom="0.212cm" style:writing-mode="lr-tb"/>
    </style:style>
    <style:style style:name="T57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7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7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7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7_7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7_8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7_9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57_10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58" style:family="paragraph" style:parent-style-name="Heading_20_2">
      <style:paragraph-properties fo:break-before="auto" fo:line-height="100%" style:writing-mode="lr-tb"/>
    </style:style>
    <style:style style:name="T58_1" style:family="text"/>
    <style:style style:name="T58_2" style:family="text"/>
    <style:style style:name="T58_3" style:family="text"/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18" style:family="text"/>
    <style:style style:name="T140_19" style:family="text"/>
    <style:style style:name="T14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43" style:family="paragraph" style:parent-style-name="Heading_20_1">
      <style:paragraph-properties fo:break-before="page" fo:line-height="100%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9" style:family="paragraph" style:parent-style-name="Heading_20_1">
      <style:paragraph-properties fo:break-before="page" fo:line-height="100%" style:writing-mode="lr-tb"/>
    </style:style>
    <style:style style:name="T149_1" style:family="text"/>
    <style:style style:name="T149_2" style:family="text"/>
    <style:style style:name="T149_3" style:family="text"/>
    <style:style style:name="P1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1" style:family="paragraph" style:parent-style-name="Heading_20_1">
      <style:paragraph-properties fo:break-before="page" fo:line-height="100%" style:writing-mode="lr-tb"/>
    </style:style>
    <style:style style:name="T151_1" style:family="text"/>
    <style:style style:name="T151_2" style:family="text"/>
    <style:style style:name="T151_3" style:family="text"/>
    <style:style style:name="P152" style:family="paragraph" style:parent-style-name="Heading_20_2">
      <style:paragraph-properties fo:break-before="auto" fo:line-height="100%" style:writing-mode="lr-tb"/>
    </style:style>
    <style:style style:name="T152_1" style:family="text"/>
    <style:style style:name="T152_2" style:family="text"/>
    <style:style style:name="T152_3" style:family="text"/>
    <style:style style:name="P153" style:family="paragraph" style:parent-style-name="Standard">
      <style:paragraph-properties fo:break-before="auto" fo:line-height="100%" style:writing-mode="lr-tb"/>
    </style:style>
    <style:style style:name="T1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4" style:family="paragraph" style:parent-style-name="Standard">
      <style:paragraph-properties fo:break-before="auto" fo:line-height="100%" style:writing-mode="lr-tb"/>
    </style:style>
    <style:style style:name="T1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5" style:family="paragraph" style:parent-style-name="Standard">
      <style:paragraph-properties fo:break-before="auto" fo:line-height="100%" style:writing-mode="lr-tb"/>
    </style:style>
    <style:style style:name="T1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6" style:family="paragraph" style:parent-style-name="Standard">
      <style:paragraph-properties fo:break-before="auto" fo:line-height="100%" style:writing-mode="lr-tb"/>
    </style:style>
    <style:style style:name="T1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7" style:family="paragraph" style:parent-style-name="Standard">
      <style:paragraph-properties fo:break-before="auto" fo:line-height="100%" style:writing-mode="lr-tb"/>
    </style:style>
    <style:style style:name="T1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9" style:family="paragraph" style:parent-style-name="Standard">
      <style:paragraph-properties fo:break-before="auto" fo:line-height="100%" style:writing-mode="lr-tb"/>
    </style:style>
    <style:style style:name="T1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0" style:family="paragraph" style:parent-style-name="Standard">
      <style:paragraph-properties fo:break-before="auto" fo:line-height="100%" style:writing-mode="lr-tb"/>
    </style:style>
    <style:style style:name="T1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1" style:family="paragraph" style:parent-style-name="Standard">
      <style:paragraph-properties fo:break-before="auto" fo:line-height="100%" style:writing-mode="lr-tb"/>
    </style:style>
    <style:style style:name="T1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2" style:family="paragraph" style:parent-style-name="Standard">
      <style:paragraph-properties fo:break-before="auto" fo:line-height="100%" style:writing-mode="lr-tb"/>
    </style:style>
    <style:style style:name="T1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3" style:family="paragraph" style:parent-style-name="Standard">
      <style:paragraph-properties fo:break-before="auto" fo:line-height="100%" style:writing-mode="lr-tb"/>
    </style:style>
    <style:style style:name="T1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4" style:family="paragraph" style:parent-style-name="Standard">
      <style:paragraph-properties fo:break-before="auto" fo:line-height="100%" style:writing-mode="lr-tb"/>
    </style:style>
    <style:style style:name="T1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5" style:family="paragraph" style:parent-style-name="Standard">
      <style:paragraph-properties fo:break-before="auto" fo:line-height="100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P167" style:family="paragraph" style:parent-style-name="Standard">
      <style:paragraph-properties fo:break-before="auto" fo:line-height="100%" style:writing-mode="lr-tb"/>
    </style:style>
    <style:style style:name="T1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8" style:family="paragraph" style:parent-style-name="Standard">
      <style:paragraph-properties fo:break-before="auto" fo:line-height="100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P169" style:family="paragraph" style:parent-style-name="Standard">
      <style:paragraph-properties fo:break-before="auto" fo:line-height="100%" style:writing-mode="lr-tb"/>
    </style:style>
    <style:style style:name="T1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/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2" style:family="paragraph" style:parent-style-name="Standard">
      <style:paragraph-properties fo:break-before="auto" fo:line-height="100%" style:writing-mode="lr-tb"/>
    </style:style>
    <style:style style:name="T1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P176" style:family="paragraph" style:parent-style-name="Standard">
      <style:paragraph-properties fo:break-before="auto" fo:line-height="100%" style:writing-mode="lr-tb"/>
    </style:style>
    <style:style style:name="T176_1" style:family="text"/>
    <style:style style:name="T176_2" style:family="text"/>
    <style:style style:name="T1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/>
    <style:style style:name="T177_2" style:family="text"/>
    <style:style style:name="P178" style:family="paragraph" style:parent-style-name="Standard">
      <style:paragraph-properties fo:break-before="auto" fo:line-height="100%" style:writing-mode="lr-tb"/>
    </style:style>
    <style:style style:name="T1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/>
    <style:style style:name="T179_2" style:family="text"/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1" style:family="paragraph" style:parent-style-name="Standard">
      <style:paragraph-properties fo:break-before="auto" fo:line-height="100%" style:writing-mode="lr-tb"/>
    </style:style>
    <style:style style:name="T1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/>
    <style:style style:name="T187_2" style:family="text"/>
    <style:style style:name="T187_3" style:family="text"/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2" style:family="paragraph" style:parent-style-name="Standard">
      <style:paragraph-properties fo:break-before="auto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/>
    <style:style style:name="T193_2" style:family="text"/>
    <style:style style:name="T193_3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8" style:family="paragraph" style:parent-style-name="Heading_20_2">
      <style:paragraph-properties fo:break-before="auto" fo:line-height="100%" style:writing-mode="lr-tb"/>
    </style:style>
    <style:style style:name="T198_1" style:family="text"/>
    <style:style style:name="T198_2" style:family="text"/>
    <style:style style:name="T198_3" style:family="text"/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1" style:family="paragraph" style:parent-style-name="Standard">
      <style:paragraph-properties fo:break-before="auto" fo:line-height="100%" style:writing-mode="lr-tb"/>
    </style:style>
    <style:style style:name="T2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Heading_20_2">
      <style:paragraph-properties fo:break-before="auto" fo:line-height="100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5" style:family="text"/>
    <style:style style:name="T215_6" style:family="text"/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9" style:family="text"/>
    <style:style style:name="T218_20" style:family="text"/>
    <style:style style:name="T21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4" style:family="text"/>
    <style:style style:name="T21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/>
    <style:style style:name="T220_2" style:family="text"/>
    <style:style style:name="T220_3" style:family="text"/>
    <style:style style:name="P221" style:family="paragraph" style:parent-style-name="Standard">
      <style:paragraph-properties fo:break-before="auto" fo:line-height="100%" style:writing-mode="lr-tb"/>
    </style:style>
    <style:style style:name="T2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/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3" style:family="paragraph" style:parent-style-name="Heading_20_1">
      <style:paragraph-properties fo:break-before="page" fo:line-height="100%" style:writing-mode="lr-tb"/>
    </style:style>
    <style:style style:name="T233_1" style:family="text"/>
    <style:style style:name="T233_2" style:family="text"/>
    <style:style style:name="T233_3" style:family="text"/>
    <style:style style:name="P23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8" style:family="paragraph" style:parent-style-name="Heading_20_1">
      <style:paragraph-properties fo:break-before="page" fo:line-height="100%" style:writing-mode="lr-tb"/>
    </style:style>
    <style:style style:name="T248_1" style:family="text"/>
    <style:style style:name="T248_2" style:family="text"/>
    <style:style style:name="T248_3" style:family="text"/>
    <style:style style:name="P24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On</text:span><text:span text:style-name="T1_2"><text:s/></text:span><text:span text:style-name="T1_3">Schedule</text:span></text:h>
      <text:p text:style-name="P2"><text:span text:style-name="T2_1">Regular</text:span><text:span text:style-name="T2_2"><text:s/></text:span><text:span text:style-name="T2_3">semester</text:span><text:span text:style-name="T2_4">:<text:s/>28<text:s/></text:span><text:span text:style-name="T2_5">classes</text:span><text:span text:style-name="T2_6"><text:s/></text:span><text:span text:style-name="T2_7">x</text:span><text:span text:style-name="T2_8"><text:s/>75<text:s/></text:span><text:span text:style-name="T2_9">min</text:span><text:span text:style-name="T2_10"><text:s/>=<text:s/>2,100<text:s/></text:span><text:span text:style-name="T2_11">min</text:span></text:p>
      <text:p text:style-name="P3"><text:span text:style-name="T3_1">Summer</text:span><text:span text:style-name="T3_2"><text:s/>3<text:s/></text:span><text:span text:style-name="T3_3">Module</text:span><text:span text:style-name="T3_4">:<text:s/>18<text:s/></text:span><text:span text:style-name="T3_5">weeks</text:span><text:span text:style-name="T3_6"><text:s/></text:span><text:span text:style-name="T3_7">x</text:span><text:span text:style-name="T3_8"><text:s/></text:span><text:span text:style-name="T3_9">120</text:span><text:span text:style-name="T3_10"><text:s/></text:span><text:span text:style-name="T3_11">min</text:span><text:span text:style-name="T3_12"><text:s/>=<text:s/>2,160<text:s/></text:span><text:span text:style-name="T3_13">min</text:span></text:p>
      <text:h text:style-name="P4" text:outline-level="10"><text:span text:style-name="T4_1">What</text:span><text:span text:style-name="T4_2"><text:s/></text:span><text:span text:style-name="T4_3">Is</text:span><text:span text:style-name="T4_4"><text:s/></text:span><text:span text:style-name="T4_5">Data</text:span><text:span text:style-name="T4_6"><text:s/></text:span><text:span text:style-name="T4_7">Science</text:span><text:span text:style-name="T4_8">?</text:span></text:h>
      <text:p text:style-name="P5"><text:span text:style-name="T5_1">Extraction</text:span><text:span text:style-name="T5_2"><text:s/></text:span><text:span text:style-name="T5_3">of</text:span><text:span text:style-name="T5_4"><text:s/></text:span><text:span text:style-name="T5_5">knowledge</text:span><text:span text:style-name="T5_6"><text:s/></text:span><text:span text:style-name="T5_7">from</text:span><text:span text:style-name="T5_8"><text:s/></text:span><text:span text:style-name="T5_9">data</text:span><text:span text:style-name="T5_10"><text:s/>(</text:span><text:span text:style-name="T5_11">also</text:span><text:span text:style-name="T5_12"><text:s/></text:span><text:span text:style-name="T5_13">known</text:span><text:span text:style-name="T5_14"><text:s/></text:span><text:span text:style-name="T5_15">as</text:span><text:span text:style-name="T5_16"><text:s/></text:span><text:span text:style-name="T5_17">knowledge</text:span><text:span text:style-name="T5_18"><text:s/></text:span><text:span text:style-name="T5_19">discovery</text:span><text:span text:style-name="T5_20"><text:s/></text:span><text:span text:style-name="T5_21">and</text:span><text:span text:style-name="T5_22"><text:s/></text:span><text:span text:style-name="T5_23">data</text:span><text:span text:style-name="T5_24"><text:s/></text:span><text:span text:style-name="T5_25">mining</text:span><text:span text:style-name="T5_26">,<text:s/></text:span><text:span text:style-name="T5_27">KDD</text:span><text:span text:style-name="T5_28">).</text:span></text:p>
      <text:p text:style-name="P6"><text:span text:style-name="T6_1">Data</text:span><text:span text:style-name="T6_2"><text:s/></text:span><text:span text:style-name="T6_3">science</text:span><text:span text:style-name="T6_4"><text:s/>=<text:s/></text:span><text:span text:style-name="T6_5">Computer</text:span><text:span text:style-name="T6_6"><text:s/></text:span><text:span text:style-name="T6_7">science</text:span><text:span text:style-name="T6_8"><text:s/>(</text:span><text:span text:style-name="T6_9">for</text:span><text:span text:style-name="T6_10"><text:s/></text:span><text:span text:style-name="T6_11">data</text:span><text:span text:style-name="T6_12"><text:s/></text:span><text:span text:style-name="T6_13">structures</text:span><text:span text:style-name="T6_14">,<text:s/></text:span><text:span text:style-name="T6_15">algorithms</text:span><text:span text:style-name="T6_16">,<text:s/></text:span><text:span text:style-name="T6_17">visualization</text:span><text:span text:style-name="T6_18">,<text:s/></text:span><text:span text:style-name="T6_19">big</text:span><text:span text:style-name="T6_20"><text:s/></text:span><text:span text:style-name="T6_21">data</text:span><text:span text:style-name="T6_22"><text:s/></text:span><text:span text:style-name="T6_23">support</text:span><text:span text:style-name="T6_24">,<text:s/></text:span><text:span text:style-name="T6_25">general</text:span><text:span text:style-name="T6_26"><text:s/></text:span><text:span text:style-name="T6_27">programming</text:span><text:span text:style-name="T6_28">)<text:s/>+<text:s/></text:span><text:span text:style-name="T6_29">Statistics</text:span><text:span text:style-name="T6_30"><text:s/>(</text:span><text:span text:style-name="T6_31">for</text:span><text:span text:style-name="T6_32"><text:s/></text:span><text:span text:style-name="T6_33">regressions</text:span><text:span text:style-name="T6_34"><text:s/></text:span><text:span text:style-name="T6_35">and</text:span><text:span text:style-name="T6_36"><text:s/></text:span><text:span text:style-name="T6_37">inference</text:span><text:span text:style-name="T6_38">)<text:s/>+<text:s/></text:span><text:span text:style-name="T6_39">Domain</text:span><text:span text:style-name="T6_40"><text:s/></text:span><text:span text:style-name="T6_41">knowledge</text:span><text:span text:style-name="T6_42"><text:s/>(</text:span><text:span text:style-name="T6_43">for</text:span><text:span text:style-name="T6_44"><text:s/></text:span><text:span text:style-name="T6_45">posting</text:span><text:span text:style-name="T6_46"><text:s/></text:span><text:span text:style-name="T6_47">questions</text:span><text:span text:style-name="T6_48"><text:s/></text:span><text:span text:style-name="T6_49">and</text:span><text:span text:style-name="T6_50"><text:s/></text:span><text:span text:style-name="T6_51">interpreting</text:span><text:span text:style-name="T6_52"><text:s/></text:span><text:span text:style-name="T6_53">results</text:span><text:span text:style-name="T6_54">).</text:span></text:p>
      <text:p text:style-name="P7"><text:span text:style-name="T7_1">Raw</text:span><text:span text:style-name="T7_2"><text:s/></text:span><text:span text:style-name="T7_3">data</text:span><text:span text:style-name="T7_4"><text:s/></text:span><text:span text:style-name="T7_5">vs</text:span><text:span text:style-name="T7_6"><text:s/></text:span><text:span text:style-name="T7_7">Processed</text:span><text:span text:style-name="T7_8"><text:s/></text:span><text:span text:style-name="T7_9">data</text:span><text:span text:style-name="T7_10">.<text:s/></text:span><text:span text:style-name="T7_11">Always</text:span><text:span text:style-name="T7_12"><text:s/></text:span><text:span text:style-name="T7_13">use</text:span><text:span text:style-name="T7_14"><text:s/></text:span><text:span text:style-name="T7_15">raw</text:span><text:span text:style-name="T7_16"><text:s/></text:span><text:span text:style-name="T7_17">data</text:span><text:span text:style-name="T7_18">,<text:s/></text:span><text:span text:style-name="T7_19">but</text:span><text:span text:style-name="T7_20"><text:s/></text:span><text:span text:style-name="T7_21">process</text:span><text:span text:style-name="T7_22"><text:s/></text:span><text:span text:style-name="T7_23">it</text:span><text:span text:style-name="T7_24"><text:s/></text:span><text:span text:style-name="T7_25">once</text:span><text:span text:style-name="T7_26">.<text:s/></text:span><text:span text:style-name="T7_27">All</text:span><text:span text:style-name="T7_28"><text:s/></text:span><text:span text:style-name="T7_29">processing</text:span><text:span text:style-name="T7_30"><text:s/></text:span><text:span text:style-name="T7_31">steps</text:span><text:span text:style-name="T7_32"><text:s/></text:span><text:span text:style-name="T7_33">must</text:span><text:span text:style-name="T7_34"><text:s/></text:span><text:span text:style-name="T7_35">be</text:span><text:span text:style-name="T7_36"><text:s/></text:span><text:span text:style-name="T7_37">recorded</text:span><text:span text:style-name="T7_38">.</text:span></text:p>
      <text:h text:style-name="P8" text:outline-level="10"><text:span text:style-name="T8_1">Topics</text:span><text:span text:style-name="T8_2">:</text:span></text:h>
      <text:list text:style-name="LS1" xml:id="list0">
        <text:list-item>
          <text:p text:style-name="P9"><text:span text:style-name="T9_1">Numeric</text:span><text:span text:style-name="T9_2"><text:s/></text:span><text:span text:style-name="T9_3">data</text:span><text:span text:style-name="T9_4"><text:s/></text:span><text:span text:style-name="T9_5">analysis</text:span><text:span text:style-name="T9_6"><text:s/>(</text:span><text:span text:style-name="T9_7">data</text:span><text:span text:style-name="T9_8"><text:s/></text:span><text:span text:style-name="T9_9">mining</text:span><text:span text:style-name="T9_10">)</text:span></text:p>
        </text:list-item>
        <text:list-item>
          <text:p text:style-name="P10"><text:span text:style-name="T10_1">Text</text:span><text:span text:style-name="T10_2"><text:s/></text:span><text:span text:style-name="T10_3">data</text:span><text:span text:style-name="T10_4"><text:s/></text:span><text:span text:style-name="T10_5">analysis</text:span><text:span text:style-name="T10_6"><text:s/>(</text:span><text:span text:style-name="T10_7">information</text:span><text:span text:style-name="T10_8">/</text:span><text:span text:style-name="T10_9">document</text:span><text:span text:style-name="T10_10">/</text:span><text:span text:style-name="T10_11">text</text:span><text:span text:style-name="T10_12"><text:s/></text:span><text:span text:style-name="T10_13">retrieval</text:span><text:span text:style-name="T10_14">,<text:s/></text:span><text:span text:style-name="T10_15">natural</text:span><text:span text:style-name="T10_16"><text:s/></text:span><text:span text:style-name="T10_17">language</text:span><text:span text:style-name="T10_18"><text:s/></text:span><text:span text:style-name="T10_19">processing</text:span><text:span text:style-name="T10_20">)</text:span></text:p>
        </text:list-item>
        <text:list-item>
          <text:p text:style-name="P11"><text:span text:style-name="T11_1">Machine</text:span><text:span text:style-name="T11_2"><text:s/></text:span><text:span text:style-name="T11_3">learning</text:span><text:span text:style-name="T11_4"><text:s/>(</text:span><text:span text:style-name="T11_5">clustering</text:span><text:span text:style-name="T11_6">,<text:s/></text:span><text:span text:style-name="T11_7">decision</text:span><text:span text:style-name="T11_8"><text:s/></text:span><text:span text:style-name="T11_9">trees</text:span><text:span text:style-name="T11_10">,<text:s/></text:span><text:span text:style-name="T11_11">classification</text:span><text:span text:style-name="T11_12">)</text:span></text:p>
        </text:list-item>
        <text:list-item>
          <text:p text:style-name="P12"><text:span text:style-name="T12_1">Databases</text:span><text:span text:style-name="T12_2"><text:s/>(</text:span><text:span text:style-name="T12_3">information</text:span><text:span text:style-name="T12_4"><text:s/></text:span><text:span text:style-name="T12_5">integration</text:span><text:span text:style-name="T12_6">)</text:span></text:p>
        </text:list-item>
        <text:list-item>
          <text:p text:style-name="P13"><text:span text:style-name="T13_1">Signal</text:span><text:span text:style-name="T13_2"><text:s/></text:span><text:span text:style-name="T13_3">processing</text:span><text:span text:style-name="T13_4">.</text:span></text:p>
        </text:list-item>
        <text:list-item>
          <text:p text:style-name="P14"><text:span text:style-name="T14_1">Complex</text:span><text:span text:style-name="T14_2"><text:s/></text:span><text:span text:style-name="T14_3">network</text:span><text:span text:style-name="T14_4"><text:s/></text:span><text:span text:style-name="T14_5">analysis</text:span></text:p>
        </text:list-item>
        <text:list-item>
          <text:p text:style-name="P15"><text:span text:style-name="T15_1">Data</text:span><text:span text:style-name="T15_2"><text:s/></text:span><text:span text:style-name="T15_3">visualization</text:span></text:p>
        </text:list-item>
        <text:list-item>
          <text:p text:style-name="P16"><text:span text:style-name="T16_1">Big</text:span><text:span text:style-name="T16_2"><text:s/></text:span><text:span text:style-name="T16_3">Data</text:span></text:p>
        </text:list-item>
      </text:list>
      <text:h text:style-name="P17" text:outline-level="10"><text:span text:style-name="T17_1">Steps</text:span><text:span text:style-name="T17_2">:</text:span></text:h>
      <text:list text:style-name="LS2" xml:id="list8">
        <text:list-item>
          <text:p text:style-name="P18"><text:span text:style-name="T18_1">Define</text:span><text:span text:style-name="T18_2"><text:s/></text:span><text:span text:style-name="T18_3">the</text:span><text:span text:style-name="T18_4"><text:s/></text:span><text:span text:style-name="T18_5">question</text:span><text:span text:style-name="T18_6">:</text:span></text:p>
          <text:list>
            <text:list-item>
              <text:p text:style-name="P19"><text:span text:style-name="T19_1">Descriptive</text:span><text:span text:style-name="T19_2"><text:s/>(</text:span><text:span text:style-name="T19_3">describe</text:span><text:span text:style-name="T19_4"><text:s/></text:span><text:span text:style-name="T19_5">a</text:span><text:span text:style-name="T19_6"><text:s/></text:span><text:span text:style-name="T19_7">set</text:span><text:span text:style-name="T19_8"><text:s/></text:span><text:span text:style-name="T19_9">of</text:span><text:span text:style-name="T19_10"><text:s/></text:span><text:span text:style-name="T19_11">data</text:span><text:span text:style-name="T19_12">)</text:span></text:p>
            </text:list-item>
            <text:list-item>
              <text:p text:style-name="P20"><text:span text:style-name="T20_1">Exploratory</text:span><text:span text:style-name="T20_2"><text:s/>(</text:span><text:span text:style-name="T20_3">find</text:span><text:span text:style-name="T20_4"><text:s/></text:span><text:span text:style-name="T20_5">new</text:span><text:span text:style-name="T20_6"><text:s/></text:span><text:span text:style-name="T20_7">relationships</text:span><text:span text:style-name="T20_8">)</text:span></text:p>
            </text:list-item>
            <text:list-item>
              <text:p text:style-name="P21"><text:span text:style-name="T21_1">Inferential</text:span><text:span text:style-name="T21_2"><text:s/>(</text:span><text:span text:style-name="T21_3">use</text:span><text:span text:style-name="T21_4"><text:s/></text:span><text:span text:style-name="T21_5">a</text:span><text:span text:style-name="T21_6"><text:s/></text:span><text:span text:style-name="T21_7">small</text:span><text:span text:style-name="T21_8"><text:s/></text:span><text:span text:style-name="T21_9">data</text:span><text:span text:style-name="T21_10"><text:s/></text:span><text:span text:style-name="T21_11">sample</text:span><text:span text:style-name="T21_12"><text:s/></text:span><text:span text:style-name="T21_13">to</text:span><text:span text:style-name="T21_14"><text:s/></text:span><text:span text:style-name="T21_15">describe</text:span><text:span text:style-name="T21_16"><text:s/></text:span><text:span text:style-name="T21_17">a</text:span><text:span text:style-name="T21_18"><text:s/></text:span><text:span text:style-name="T21_19">bigger</text:span><text:span text:style-name="T21_20"><text:s/></text:span><text:span text:style-name="T21_21">population</text:span><text:span text:style-name="T21_22">);<text:s/></text:span><text:span text:style-name="T21_23">based</text:span><text:span text:style-name="T21_24"><text:s/></text:span><text:span text:style-name="T21_25">on</text:span><text:span text:style-name="T21_26"><text:s/></text:span><text:span text:style-name="T21_27">statistics</text:span></text:p>
            </text:list-item>
            <text:list-item>
              <text:p text:style-name="P22"><text:span text:style-name="T22_1">Predictive</text:span><text:span text:style-name="T22_2"><text:s/>(</text:span><text:span text:style-name="T22_3">use</text:span><text:span text:style-name="T22_4"><text:s/></text:span><text:span text:style-name="T22_5">data</text:span><text:span text:style-name="T22_6"><text:s/></text:span><text:span text:style-name="T22_7">on</text:span><text:span text:style-name="T22_8"><text:s/></text:span><text:span text:style-name="T22_9">some</text:span><text:span text:style-name="T22_10"><text:s/></text:span><text:span text:style-name="T22_11">objects</text:span><text:span text:style-name="T22_12"><text:s/></text:span><text:span text:style-name="T22_13">to</text:span><text:span text:style-name="T22_14"><text:s/></text:span><text:span text:style-name="T22_15">predict</text:span><text:span text:style-name="T22_16"><text:s/></text:span><text:span text:style-name="T22_17">values</text:span><text:span text:style-name="T22_18"><text:s/></text:span><text:span text:style-name="T22_19">for</text:span><text:span text:style-name="T22_20"><text:s/></text:span><text:span text:style-name="T22_21">another</text:span><text:span text:style-name="T22_22"><text:s/></text:span><text:span text:style-name="T22_23">object</text:span><text:span text:style-name="T22_24">)</text:span></text:p>
            </text:list-item>
            <text:list-item>
              <text:p text:style-name="P23"><text:span text:style-name="T23_1">Casual</text:span><text:span text:style-name="T23_2"><text:s/>(</text:span><text:span text:style-name="T23_3">does</text:span><text:span text:style-name="T23_4"><text:s/></text:span><text:span text:style-name="T23_5">one</text:span><text:span text:style-name="T23_6"><text:s/></text:span><text:span text:style-name="T23_7">variable</text:span><text:span text:style-name="T23_8"><text:s/></text:span><text:span text:style-name="T23_9">affect</text:span><text:span text:style-name="T23_10"><text:s/></text:span><text:span text:style-name="T23_11">another</text:span><text:span text:style-name="T23_12"><text:s/></text:span><text:span text:style-name="T23_13">variable</text:span><text:span text:style-name="T23_14">?)</text:span></text:p>
            </text:list-item>
            <text:list-item>
              <text:p text:style-name="P24"><text:span text:style-name="T24_1">Mechanistic</text:span><text:span text:style-name="T24_2"><text:s/>(</text:span><text:span text:style-name="T24_3">exactly</text:span><text:span text:style-name="T24_4"><text:s/></text:span><text:span text:style-name="T24_5">how</text:span><text:span text:style-name="T24_6"><text:s/></text:span><text:span text:style-name="T24_7">does</text:span><text:span text:style-name="T24_8"><text:s/></text:span><text:span text:style-name="T24_9">one</text:span><text:span text:style-name="T24_10"><text:s/></text:span><text:span text:style-name="T24_11">variable</text:span><text:span text:style-name="T24_12"><text:s/></text:span><text:span text:style-name="T24_13">affect</text:span><text:span text:style-name="T24_14"><text:s/></text:span><text:span text:style-name="T24_15">another</text:span><text:span text:style-name="T24_16"><text:s/></text:span><text:span text:style-name="T24_17">variable</text:span><text:span text:style-name="T24_18">?)</text:span></text:p>
            </text:list-item>
          </text:list>
        </text:list-item>
        <text:list-item>
          <text:p text:style-name="P25"><text:span text:style-name="T25_1">Define</text:span><text:span text:style-name="T25_2"><text:s/></text:span><text:span text:style-name="T25_3">the</text:span><text:span text:style-name="T25_4"><text:s/></text:span><text:span text:style-name="T25_5">ideal</text:span><text:span text:style-name="T25_6"><text:s/></text:span><text:span text:style-name="T25_7">data</text:span><text:span text:style-name="T25_8"><text:s/></text:span><text:span text:style-name="T25_9">set</text:span></text:p>
        </text:list-item>
        <text:list-item>
          <text:p text:style-name="P26"><text:span text:style-name="T26_1">Determine</text:span><text:span text:style-name="T26_2"><text:s/></text:span><text:span text:style-name="T26_3">what</text:span><text:span text:style-name="T26_4"><text:s/></text:span><text:span text:style-name="T26_5">data</text:span><text:span text:style-name="T26_6"><text:s/></text:span><text:span text:style-name="T26_7">you</text:span><text:span text:style-name="T26_8"><text:s/></text:span><text:span text:style-name="T26_9">can</text:span><text:span text:style-name="T26_10"><text:s/></text:span><text:span text:style-name="T26_11">access</text:span></text:p>
        </text:list-item>
        <text:list-item>
          <text:p text:style-name="P27"><text:span text:style-name="T27_1">Obtain</text:span><text:span text:style-name="T27_2"><text:s/></text:span><text:span text:style-name="T27_3">the</text:span><text:span text:style-name="T27_4"><text:s/></text:span><text:span text:style-name="T27_5">data</text:span></text:p>
        </text:list-item>
        <text:list-item>
          <text:p text:style-name="P28"><text:span text:style-name="T28_1">Clean</text:span><text:span text:style-name="T28_2"><text:s/></text:span><text:span text:style-name="T28_3">the</text:span><text:span text:style-name="T28_4"><text:s/></text:span><text:span text:style-name="T28_5">data</text:span></text:p>
        </text:list-item>
        <text:list-item>
          <text:p text:style-name="P29"><text:span text:style-name="T29_1">Exploratory</text:span><text:span text:style-name="T29_2"><text:s/></text:span><text:span text:style-name="T29_3">data</text:span><text:span text:style-name="T29_4"><text:s/></text:span><text:span text:style-name="T29_5">analysis</text:span></text:p>
        </text:list-item>
        <text:list-item>
          <text:p text:style-name="P30"><text:span text:style-name="T30_1">Prediction</text:span><text:span text:style-name="T30_2">/</text:span><text:span text:style-name="T30_3">modeling</text:span></text:p>
        </text:list-item>
        <text:list-item>
          <text:p text:style-name="P31"><text:span text:style-name="T31_1">Interpret</text:span><text:span text:style-name="T31_2"><text:s/></text:span><text:span text:style-name="T31_3">results</text:span></text:p>
        </text:list-item>
        <text:list-item>
          <text:p text:style-name="P32"><text:span text:style-name="T32_1">Challenge</text:span><text:span text:style-name="T32_2"><text:s/></text:span><text:span text:style-name="T32_3">results</text:span></text:p>
        </text:list-item>
        <text:list-item>
          <text:p text:style-name="P33"><text:span text:style-name="T33_1">Write</text:span><text:span text:style-name="T33_2"><text:s/></text:span><text:span text:style-name="T33_3">up</text:span><text:span text:style-name="T33_4"><text:s/></text:span><text:span text:style-name="T33_5">results</text:span></text:p>
        </text:list-item>
        <text:list-item>
          <text:p text:style-name="P34"><text:span text:style-name="T34_1">Create</text:span><text:span text:style-name="T34_2"><text:s/></text:span><text:span text:style-name="T34_3">reproducible</text:span><text:span text:style-name="T34_4"><text:s/></text:span><text:span text:style-name="T34_5">code</text:span></text:p>
          <text:list>
            <text:list-item>
              <text:p text:style-name="P35"><text:span text:style-name="T35_1">Don</text:span><text:span text:style-name="T35_2">’</text:span><text:span text:style-name="T35_3">t</text:span><text:span text:style-name="T35_4"><text:s/></text:span><text:span text:style-name="T35_5">do</text:span><text:span text:style-name="T35_6"><text:s/></text:span><text:span text:style-name="T35_7">things</text:span><text:span text:style-name="T35_8"><text:s/></text:span><text:span text:style-name="T35_9">by</text:span><text:span text:style-name="T35_10"><text:s/></text:span><text:span text:style-name="T35_11">hand</text:span><text:span text:style-name="T35_12">--</text:span><text:span text:style-name="T35_13">teach</text:span><text:span text:style-name="T35_14"><text:s/></text:span><text:span text:style-name="T35_15">the</text:span><text:span text:style-name="T35_16"><text:s/></text:span><text:span text:style-name="T35_17">computer</text:span><text:span text:style-name="T35_18">!<text:s/>(</text:span><text:span text:style-name="T35_19">all</text:span><text:span text:style-name="T35_20"><text:s/></text:span><text:span text:style-name="T35_21">things</text:span><text:span text:style-name="T35_22"><text:s/></text:span><text:span text:style-name="T35_23">done</text:span><text:span text:style-name="T35_24"><text:s/></text:span><text:span text:style-name="T35_25">by</text:span><text:span text:style-name="T35_26"><text:s/></text:span><text:span text:style-name="T35_27">hand</text:span><text:span text:style-name="T35_28"><text:s/></text:span><text:span text:style-name="T35_29">must</text:span><text:span text:style-name="T35_30"><text:s/></text:span><text:span text:style-name="T35_31">be</text:span><text:span text:style-name="T35_32"><text:s/></text:span><text:span text:style-name="T35_33">precisely</text:span><text:span text:style-name="T35_34"><text:s/></text:span><text:span text:style-name="T35_35">documents</text:span><text:span text:style-name="T35_36">)</text:span></text:p>
            </text:list-item>
            <text:list-item>
              <text:p text:style-name="P36"><text:span text:style-name="T36_1">Don</text:span><text:span text:style-name="T36_2">’</text:span><text:span text:style-name="T36_3">t</text:span><text:span text:style-name="T36_4"><text:s/></text:span><text:span text:style-name="T36_5">use</text:span><text:span text:style-name="T36_6"><text:s/></text:span><text:span text:style-name="T36_7">interactive</text:span><text:span text:style-name="T36_8"><text:s/></text:span><text:span text:style-name="T36_9">GUI</text:span><text:span text:style-name="T36_10"><text:s/></text:span><text:span text:style-name="T36_11">tools</text:span><text:span text:style-name="T36_12"><text:s/>(</text:span><text:span text:style-name="T36_13">no</text:span><text:span text:style-name="T36_14"><text:s/></text:span><text:span text:style-name="T36_15">history</text:span><text:span text:style-name="T36_16">!)</text:span></text:p>
            </text:list-item>
            <text:list-item>
              <text:p text:style-name="P37"><text:span text:style-name="T37_1">Use</text:span><text:span text:style-name="T37_2"><text:s/></text:span><text:span text:style-name="T37_3">version</text:span><text:span text:style-name="T37_4"><text:s/></text:span><text:span text:style-name="T37_5">control</text:span><text:span text:style-name="T37_6"><text:s/></text:span><text:span text:style-name="T37_7">software</text:span><text:span text:style-name="T37_8"><text:s/>(</text:span><text:span text:style-name="T37_9">Git</text:span><text:span text:style-name="T37_10">/</text:span><text:span text:style-name="T37_11">GitHub</text:span><text:span text:style-name="T37_12">)</text:span></text:p>
            </text:list-item>
            <text:list-item>
              <text:p text:style-name="P38"><text:span text:style-name="T38_1">Avoid</text:span><text:span text:style-name="T38_2"><text:s/></text:span><text:span text:style-name="T38_3">intermediate</text:span><text:span text:style-name="T38_4"><text:s/></text:span><text:span text:style-name="T38_5">files</text:span></text:p>
            </text:list-item>
          </text:list>
        </text:list-item>
      </text:list>
      <text:p text:style-name="P39"><text:span text:style-name="T39_1">Report</text:span><text:span text:style-name="T39_2"><text:s/></text:span><text:span text:style-name="T39_3">structure</text:span><text:span text:style-name="T39_4">:<text:s/></text:span><text:span text:style-name="T39_5">code</text:span><text:span text:style-name="T39_6"><text:s/></text:span><text:span text:style-name="T39_7">with</text:span><text:span text:style-name="T39_8"><text:s/></text:span><text:span text:style-name="T39_9">comments</text:span><text:span text:style-name="T39_10">,<text:s/></text:span><text:span text:style-name="T39_11">text</text:span><text:span text:style-name="T39_12"><text:s/></text:span><text:span text:style-name="T39_13">with</text:span><text:span text:style-name="T39_14"><text:s/></text:span><text:span text:style-name="T39_15">results</text:span><text:span text:style-name="T39_16">.<text:s/></text:span><text:span text:style-name="T39_17">Directory</text:span><text:span text:style-name="T39_18"><text:s/></text:span><text:span text:style-name="T39_19">structure</text:span><text:span text:style-name="T39_20">:<text:s/></text:span><text:span text:style-name="T39_21">Data</text:span><text:span text:style-name="T39_22">,<text:s/></text:span><text:span text:style-name="T39_23">figures</text:span><text:span text:style-name="T39_24">,</text:span><text:span text:style-name="T39_25"><text:s/></text:span><text:span text:style-name="T39_26">code</text:span><text:span text:style-name="T39_27">,<text:s/></text:span><text:span text:style-name="T39_28">text</text:span><text:span text:style-name="T39_29">.</text:span></text:p>
      <text:h text:style-name="P40" text:outline-level="10"><text:span text:style-name="T40_1">Python</text:span><text:span text:style-name="T40_2"><text:s/></text:span><text:span text:style-name="T40_3">Overview</text:span></text:h>
      <text:p text:style-name="P41"><text:span text:style-name="T41_1">String</text:span><text:span text:style-name="T41_2"><text:s/></text:span><text:span text:style-name="T41_3">functions</text:span><text:span text:style-name="T41_4">.</text:span></text:p>
      <text:p text:style-name="P42"><text:span text:style-name="T42_1">lower</text:span><text:span text:style-name="T42_2">(),<text:s/></text:span><text:span text:style-name="T42_3">upper</text:span><text:span text:style-name="T42_4">(),<text:s/></text:span><text:span text:style-name="T42_5">capitalize</text:span><text:span text:style-name="T42_6">()</text:span></text:p>
      <text:p text:style-name="P43"><text:span text:style-name="T43_1">islower</text:span><text:span text:style-name="T43_2">(),<text:s/></text:span><text:span text:style-name="T43_3">isupper</text:span><text:span text:style-name="T43_4">(),<text:s/></text:span><text:span text:style-name="T43_5">isspace</text:span><text:span text:style-name="T43_6">(),<text:s/></text:span><text:span text:style-name="T43_7">isdigit</text:span><text:span text:style-name="T43_8">(),<text:s/></text:span><text:span text:style-name="T43_9">isalpha</text:span><text:span text:style-name="T43_10">()</text:span><text:span text:style-name="T43_11"><text:s/>#<text:s/></text:span><text:span text:style-name="T43_12">Predicates</text:span></text:p>
      <text:p text:style-name="P44"><text:span text:style-name="T44_1">split</text:span><text:span text:style-name="T44_2">(),<text:s/></text:span><text:span text:style-name="T44_3">join</text:span><text:span text:style-name="T44_4">(),<text:s/></text:span><text:span text:style-name="T44_5">find</text:span><text:span text:style-name="T44_6">(),<text:s/></text:span><text:span text:style-name="T44_7">count</text:span><text:span text:style-name="T44_8">()</text:span></text:p>
      <text:p text:style-name="P45"><text:span text:style-name="T45_1">encode</text:span><text:span text:style-name="T45_2">(),<text:s/></text:span><text:span text:style-name="T45_3">decode</text:span><text:span text:style-name="T45_4">()</text:span></text:p>
      <text:p text:style-name="P46"><text:span text:style-name="T46_1">Lists</text:span><text:span text:style-name="T46_2">,<text:s/></text:span><text:span text:style-name="T46_3">tuples</text:span><text:span text:style-name="T46_4">,<text:s/></text:span><text:span text:style-name="T46_5">sets</text:span><text:span text:style-name="T46_6">,<text:s/></text:span><text:span text:style-name="T46_7">and</text:span><text:span text:style-name="T46_8"><text:s/></text:span><text:span text:style-name="T46_9">dictionaries</text:span><text:span text:style-name="T46_10">.</text:span></text:p>
      <text:p text:style-name="P47"><text:span text:style-name="T47_1">List</text:span><text:span text:style-name="T47_2"><text:s/></text:span><text:span text:style-name="T47_3">comprehensions</text:span><text:span text:style-name="T47_4">.</text:span></text:p>
      <text:p text:style-name="P48"><text:span text:style-name="T48_1">Counters</text:span><text:span text:style-name="T48_2">.</text:span></text:p>
      <text:p text:style-name="P49"><text:span text:style-name="T49_1">File</text:span><text:span text:style-name="T49_2"><text:s/></text:span><text:span text:style-name="T49_3">functions</text:span><text:span text:style-name="T49_4">.</text:span></text:p>
      <text:p text:style-name="P50"><text:span text:style-name="T50_1">open</text:span><text:span text:style-name="T50_2">(),<text:s/></text:span><text:span text:style-name="T50_3">close</text:span><text:span text:style-name="T50_4">()</text:span></text:p>
      <text:p text:style-name="P51"><text:span text:style-name="T51_1">read</text:span><text:span text:style-name="T51_2">(</text:span><text:span text:style-name="T51_3">n</text:span><text:span text:style-name="T51_4">=</text:span><text:span text:style-name="T51_5">all</text:span><text:span text:style-name="T51_6">),<text:s/></text:span><text:span text:style-name="T51_7">readline</text:span><text:span text:style-name="T51_8">(),<text:s/></text:span><text:span text:style-name="T51_9">readlines</text:span><text:span text:style-name="T51_10">()</text:span></text:p>
      <text:p text:style-name="P52"><text:span text:style-name="T52_1">write</text:span><text:span text:style-name="T52_2">(</text:span><text:span text:style-name="T52_3">n</text:span><text:span text:style-name="T52_4">=</text:span><text:span text:style-name="T52_5">all</text:span><text:span text:style-name="T52_6">),<text:s/></text:span><text:span text:style-name="T52_7">writelines</text:span><text:span text:style-name="T52_8">(</text:span><text:span text:style-name="T52_9">l</text:span><text:span text:style-name="T52_10">)</text:span></text:p>
      <text:p text:style-name="P53"><text:span text:style-name="T53_1">Web</text:span><text:span text:style-name="T53_2"><text:s/></text:span><text:span text:style-name="T53_3">functions</text:span><text:span text:style-name="T53_4">.</text:span></text:p>
      <text:p text:style-name="P54"><text:span text:style-name="T54_1">import</text:span><text:span text:style-name="T54_2"><text:s/></text:span><text:span text:style-name="T54_3">urllib</text:span><text:span text:style-name="T54_4">.</text:span><text:span text:style-name="T54_5">request</text:span><text:span text:style-name="T54_6">,<text:s/></text:span><text:span text:style-name="T54_7">nltk</text:span></text:p>
      <text:p text:style-name="P55"><text:span text:style-name="T55_1">page</text:span><text:span text:style-name="T55_2"><text:s/>=<text:s/></text:span><text:span text:style-name="T55_3">urllib</text:span><text:span text:style-name="T55_4">.</text:span><text:span text:style-name="T55_5">request</text:span><text:span text:style-name="T55_6">.</text:span><text:span text:style-name="T55_7">urlopen</text:span><text:span text:style-name="T55_8">("</text:span><text:span text:style-name="T55_9">http</text:span><text:span text:style-name="T55_10">://....")</text:span></text:p>
      <text:p text:style-name="P56"><text:span text:style-name="T56_1">html</text:span><text:span text:style-name="T56_2"><text:s/>=<text:s/></text:span><text:span text:style-name="T56_3">page</text:span><text:span text:style-name="T56_4">.</text:span><text:span text:style-name="T56_5">read</text:span><text:span text:style-name="T56_6">()</text:span></text:p>
      <text:p text:style-name="P57"><text:span text:style-name="T57_1">raw</text:span><text:span text:style-name="T57_2"><text:s/>=<text:s/></text:span><text:span text:style-name="T57_3">nltk</text:span><text:span text:style-name="T57_4">.</text:span><text:span text:style-name="T57_5">clean</text:span><text:span text:style-name="T57_6">_</text:span><text:span text:style-name="T57_7">html</text:span><text:span text:style-name="T57_8">(</text:span><text:span text:style-name="T57_9">html</text:span><text:span text:style-name="T57_10">)</text:span></text:p>
      <text:h text:style-name="P58" text:outline-level="10"><text:span text:style-name="T58_1">Regular</text:span><text:span text:style-name="T58_2"><text:s/></text:span><text:span text:style-name="T58_3">expressions</text:span></text:h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59"><text:span text:style-name="T59_1">Basics</text:span></text:p>
          </table:table-cell>
          <table:table-cell table:style-name="Cell2">
            <text:p text:style-name="P60"/>
          </table:table-cell>
          <table:table-cell table:style-name="Cell3">
            <text:p text:style-name="P61"><text:span text:style-name="T61_1">Character</text:span><text:span text:style-name="T61_2"><text:s/></text:span><text:span text:style-name="T61_3">classes</text:span></text:p>
          </table:table-cell>
          <table:table-cell table:style-name="Cell4">
            <text:p text:style-name="P62"/>
          </table:table-cell>
          <table:table-cell table:style-name="Cell5">
            <text:p text:style-name="P63"><text:span text:style-name="T63_1">Flags</text:span></text:p>
          </table:table-cell>
          <table:table-cell table:style-name="Cell6">
            <text:p text:style-name="P64"/>
          </table:table-cell>
        </table:table-row>
        <table:table-row table:style-name="Row2">
          <table:table-cell table:style-name="Cell7">
            <text:p text:style-name="P65"><text:span text:style-name="T65_1">.</text:span></text:p>
          </table:table-cell>
          <table:table-cell table:style-name="Cell8">
            <text:p text:style-name="P66"><text:span text:style-name="T66_1">Any</text:span><text:span text:style-name="T66_2"><text:s/></text:span><text:span text:style-name="T66_3">character</text:span><text:span text:style-name="T66_4"><text:s/></text:span><text:span text:style-name="T66_5">except</text:span><text:span text:style-name="T66_6"><text:s/></text:span><text:span text:style-name="T66_7">newline</text:span></text:p>
          </table:table-cell>
          <table:table-cell table:style-name="Cell9">
            <text:p text:style-name="P67"><text:span text:style-name="T67_1">[</text:span><text:span text:style-name="T67_2">ab</text:span><text:span text:style-name="T67_3">-</text:span><text:span text:style-name="T67_4">d</text:span><text:span text:style-name="T67_5">]</text:span></text:p>
          </table:table-cell>
          <table:table-cell table:style-name="Cell10">
            <text:p text:style-name="P68"><text:span text:style-name="T68_1">One</text:span><text:span text:style-name="T68_2"><text:s/></text:span><text:span text:style-name="T68_3">character</text:span><text:span text:style-name="T68_4"><text:s/></text:span><text:span text:style-name="T68_5">of</text:span><text:span text:style-name="T68_6">:<text:s/></text:span><text:span text:style-name="T68_7">a</text:span><text:span text:style-name="T68_8">,</text:span><text:span text:style-name="T68_9">b</text:span><text:span text:style-name="T68_10">,</text:span><text:span text:style-name="T68_11">c</text:span><text:span text:style-name="T68_12">,</text:span><text:span text:style-name="T68_13">d</text:span></text:p>
          </table:table-cell>
          <table:table-cell table:style-name="Cell11">
            <text:p text:style-name="P69"><text:span text:style-name="T69_1">i</text:span></text:p>
          </table:table-cell>
          <table:table-cell table:style-name="Cell12">
            <text:p text:style-name="P70"><text:span text:style-name="T70_1">Ignore</text:span><text:span text:style-name="T70_2"><text:s/></text:span><text:span text:style-name="T70_3">case</text:span></text:p>
          </table:table-cell>
        </table:table-row>
        <table:table-row table:style-name="Row3">
          <table:table-cell table:style-name="Cell13">
            <text:p text:style-name="P71"><text:span text:style-name="T71_1">a</text:span></text:p>
          </table:table-cell>
          <table:table-cell table:style-name="Cell14">
            <text:p text:style-name="P72"><text:span text:style-name="T72_1">The</text:span><text:span text:style-name="T72_2"><text:s/></text:span><text:span text:style-name="T72_3">character</text:span><text:span text:style-name="T72_4"><text:s/></text:span><text:span text:style-name="T72_5">a</text:span></text:p>
          </table:table-cell>
          <table:table-cell table:style-name="Cell15">
            <text:p text:style-name="P73"><text:span text:style-name="T73_1">[^</text:span><text:span text:style-name="T73_2">ab</text:span><text:span text:style-name="T73_3">-</text:span><text:span text:style-name="T73_4">d</text:span><text:span text:style-name="T73_5">]</text:span></text:p>
          </table:table-cell>
          <table:table-cell table:style-name="Cell16">
            <text:p text:style-name="P74"><text:span text:style-name="T74_1">One</text:span><text:span text:style-name="T74_2"><text:s/></text:span><text:span text:style-name="T74_3">character</text:span><text:span text:style-name="T74_4"><text:s/></text:span><text:span text:style-name="T74_5">except</text:span><text:span text:style-name="T74_6">:<text:s/></text:span><text:span text:style-name="T74_7">a</text:span><text:span text:style-name="T74_8">,</text:span><text:span text:style-name="T74_9">b</text:span><text:span text:style-name="T74_10">,</text:span><text:span text:style-name="T74_11">c</text:span><text:span text:style-name="T74_12">,</text:span><text:span text:style-name="T74_13">d</text:span></text:p>
          </table:table-cell>
          <table:table-cell table:style-name="Cell17">
            <text:p text:style-name="P75"><text:span text:style-name="T75_1">m</text:span></text:p>
          </table:table-cell>
          <table:table-cell table:style-name="Cell18">
            <text:p text:style-name="P76"><text:span text:style-name="T76_1">^<text:s/></text:span><text:span text:style-name="T76_2">and</text:span><text:span text:style-name="T76_3"><text:s/>$<text:s/></text:span><text:span text:style-name="T76_4">match</text:span><text:span text:style-name="T76_5"><text:s/></text:span><text:span text:style-name="T76_6">start</text:span><text:span text:style-name="T76_7"><text:s/></text:span><text:span text:style-name="T76_8">and</text:span><text:span text:style-name="T76_9"><text:s/></text:span><text:span text:style-name="T76_10">end</text:span><text:span text:style-name="T76_11"><text:s/></text:span><text:span text:style-name="T76_12">of</text:span><text:span text:style-name="T76_13"><text:s/></text:span><text:span text:style-name="T76_14">line</text:span></text:p>
          </table:table-cell>
        </table:table-row>
        <table:table-row table:style-name="Row4">
          <table:table-cell table:style-name="Cell19">
            <text:p text:style-name="P77"><text:span text:style-name="T77_1">ab</text:span></text:p>
          </table:table-cell>
          <table:table-cell table:style-name="Cell20">
            <text:p text:style-name="P78"><text:span text:style-name="T78_1">The</text:span><text:span text:style-name="T78_2"><text:s/></text:span><text:span text:style-name="T78_3">string</text:span><text:span text:style-name="T78_4"><text:s/></text:span><text:span text:style-name="T78_5">ab</text:span></text:p>
          </table:table-cell>
          <table:table-cell table:style-name="Cell21">
            <text:p text:style-name="P79"><text:span text:style-name="T79_1">\</text:span><text:span text:style-name="T79_2">d</text:span></text:p>
          </table:table-cell>
          <table:table-cell table:style-name="Cell22">
            <text:p text:style-name="P80"><text:span text:style-name="T80_1">One</text:span><text:span text:style-name="T80_2"><text:s/></text:span><text:span text:style-name="T80_3">digit</text:span></text:p>
          </table:table-cell>
          <table:table-cell table:style-name="Cell23">
            <text:p text:style-name="P81"><text:span text:style-name="T81_1">Special</text:span><text:span text:style-name="T81_2"><text:s/></text:span><text:span text:style-name="T81_3">characters</text:span></text:p>
          </table:table-cell>
          <table:table-cell table:style-name="Cell24">
            <text:p text:style-name="P82"/>
          </table:table-cell>
        </table:table-row>
        <table:table-row table:style-name="Row5">
          <table:table-cell table:style-name="Cell25">
            <text:p text:style-name="P83"><text:span text:style-name="T83_1">a</text:span><text:span text:style-name="T83_2">|</text:span><text:span text:style-name="T83_3">b</text:span></text:p>
          </table:table-cell>
          <table:table-cell table:style-name="Cell26">
            <text:p text:style-name="P84"><text:span text:style-name="T84_1">a</text:span><text:span text:style-name="T84_2"><text:s/></text:span><text:span text:style-name="T84_3">or</text:span><text:span text:style-name="T84_4"><text:s/></text:span><text:span text:style-name="T84_5">b</text:span></text:p>
          </table:table-cell>
          <table:table-cell table:style-name="Cell27">
            <text:p text:style-name="P85"><text:span text:style-name="T85_1">\</text:span><text:span text:style-name="T85_2">D</text:span></text:p>
          </table:table-cell>
          <table:table-cell table:style-name="Cell28">
            <text:p text:style-name="P86"><text:span text:style-name="T86_1">One</text:span><text:span text:style-name="T86_2"><text:s/></text:span><text:span text:style-name="T86_3">non</text:span><text:span text:style-name="T86_4">-</text:span><text:span text:style-name="T86_5">digit</text:span></text:p>
          </table:table-cell>
          <table:table-cell table:style-name="Cell29">
            <text:p text:style-name="P87"><text:span text:style-name="T87_1">\</text:span><text:span text:style-name="T87_2">n</text:span></text:p>
          </table:table-cell>
          <table:table-cell table:style-name="Cell30">
            <text:p text:style-name="P88"><text:span text:style-name="T88_1">Newline</text:span></text:p>
          </table:table-cell>
        </table:table-row>
        <table:table-row table:style-name="Row6">
          <table:table-cell table:style-name="Cell31">
            <text:p text:style-name="P89"><text:span text:style-name="T89_1">a</text:span><text:span text:style-name="T89_2">*</text:span></text:p>
          </table:table-cell>
          <table:table-cell table:style-name="Cell32">
            <text:p text:style-name="P90"><text:span text:style-name="T90_1">0<text:s/></text:span><text:span text:style-name="T90_2">or</text:span><text:span text:style-name="T90_3"><text:s/></text:span><text:span text:style-name="T90_4">more</text:span><text:span text:style-name="T90_5"><text:s/></text:span><text:span text:style-name="T90_6">a</text:span><text:span text:style-name="T90_7">'</text:span><text:span text:style-name="T90_8">s</text:span></text:p>
          </table:table-cell>
          <table:table-cell table:style-name="Cell33">
            <text:p text:style-name="P91"><text:span text:style-name="T91_1">\</text:span><text:span text:style-name="T91_2">s</text:span></text:p>
          </table:table-cell>
          <table:table-cell table:style-name="Cell34">
            <text:p text:style-name="P92"><text:span text:style-name="T92_1">One</text:span><text:span text:style-name="T92_2"><text:s/></text:span><text:span text:style-name="T92_3">whitespace</text:span></text:p>
          </table:table-cell>
          <table:table-cell table:style-name="Cell35">
            <text:p text:style-name="P93"><text:span text:style-name="T93_1">\</text:span><text:span text:style-name="T93_2">r</text:span></text:p>
          </table:table-cell>
          <table:table-cell table:style-name="Cell36">
            <text:p text:style-name="P94"><text:span text:style-name="T94_1">Carriage</text:span><text:span text:style-name="T94_2"><text:s/></text:span><text:span text:style-name="T94_3">return</text:span></text:p>
          </table:table-cell>
        </table:table-row>
        <table:table-row table:style-name="Row7">
          <table:table-cell table:style-name="Cell37">
            <text:p text:style-name="P95"><text:span text:style-name="T95_1">\</text:span></text:p>
          </table:table-cell>
          <table:table-cell table:style-name="Cell38">
            <text:p text:style-name="P96"><text:span text:style-name="T96_1">Escapes</text:span><text:span text:style-name="T96_2"><text:s/></text:span><text:span text:style-name="T96_3">a</text:span><text:span text:style-name="T96_4"><text:s/></text:span><text:span text:style-name="T96_5">spec</text:span><text:span text:style-name="T96_6">.<text:s/></text:span><text:span text:style-name="T96_7">character</text:span></text:p>
          </table:table-cell>
          <table:table-cell table:style-name="Cell39">
            <text:p text:style-name="P97"><text:span text:style-name="T97_1">\</text:span><text:span text:style-name="T97_2">S</text:span></text:p>
          </table:table-cell>
          <table:table-cell table:style-name="Cell40">
            <text:p text:style-name="P98"><text:span text:style-name="T98_1">One</text:span><text:span text:style-name="T98_2"><text:s/></text:span><text:span text:style-name="T98_3">non</text:span><text:span text:style-name="T98_4">-</text:span><text:span text:style-name="T98_5">whitespace</text:span></text:p>
          </table:table-cell>
          <table:table-cell table:style-name="Cell41">
            <text:p text:style-name="P99"><text:span text:style-name="T99_1">\</text:span><text:span text:style-name="T99_2">t</text:span></text:p>
          </table:table-cell>
          <table:table-cell table:style-name="Cell42">
            <text:p text:style-name="P100"><text:span text:style-name="T100_1">Tab</text:span></text:p>
          </table:table-cell>
        </table:table-row>
        <table:table-row table:style-name="Row8">
          <table:table-cell table:style-name="Cell43">
            <text:p text:style-name="P101"><text:span text:style-name="T101_1">Quantifiers</text:span></text:p>
          </table:table-cell>
          <table:table-cell table:style-name="Cell44">
            <text:p text:style-name="P102"/>
          </table:table-cell>
          <table:table-cell table:style-name="Cell45">
            <text:p text:style-name="P103"><text:span text:style-name="T103_1">\</text:span><text:span text:style-name="T103_2">w</text:span></text:p>
          </table:table-cell>
          <table:table-cell table:style-name="Cell46">
            <text:p text:style-name="P104"><text:span text:style-name="T104_1">One</text:span><text:span text:style-name="T104_2"><text:s/></text:span><text:span text:style-name="T104_3">word</text:span><text:span text:style-name="T104_4"><text:s/></text:span><text:span text:style-name="T104_5">character</text:span></text:p>
          </table:table-cell>
          <table:table-cell table:style-name="Cell47">
            <text:p text:style-name="P105"><text:span text:style-name="T105_1">\0</text:span></text:p>
          </table:table-cell>
          <table:table-cell table:style-name="Cell48">
            <text:p text:style-name="P106"><text:span text:style-name="T106_1">Null</text:span></text:p>
          </table:table-cell>
        </table:table-row>
        <table:table-row table:style-name="Row9">
          <table:table-cell table:style-name="Cell49">
            <text:p text:style-name="P107"><text:span text:style-name="T107_1">*</text:span></text:p>
          </table:table-cell>
          <table:table-cell table:style-name="Cell50">
            <text:p text:style-name="P108"><text:span text:style-name="T108_1">0<text:s/></text:span><text:span text:style-name="T108_2">or</text:span><text:span text:style-name="T108_3"><text:s/></text:span><text:span text:style-name="T108_4">more</text:span></text:p>
          </table:table-cell>
          <table:table-cell table:style-name="Cell51">
            <text:p text:style-name="P109"><text:span text:style-name="T109_1">\</text:span><text:span text:style-name="T109_2">W</text:span></text:p>
          </table:table-cell>
          <table:table-cell table:style-name="Cell52">
            <text:p text:style-name="P110"><text:span text:style-name="T110_1">One</text:span><text:span text:style-name="T110_2"><text:s/></text:span><text:span text:style-name="T110_3">non</text:span><text:span text:style-name="T110_4">-</text:span><text:span text:style-name="T110_5">word</text:span><text:span text:style-name="T110_6"><text:s/></text:span><text:span text:style-name="T110_7">character</text:span></text:p>
          </table:table-cell>
          <table:table-cell table:style-name="Cell53">
            <text:p text:style-name="P111"><text:span text:style-name="T111_1">Groups</text:span></text:p>
          </table:table-cell>
          <table:table-cell table:style-name="Cell54">
            <text:p text:style-name="P112"/>
          </table:table-cell>
        </table:table-row>
        <table:table-row table:style-name="Row10">
          <table:table-cell table:style-name="Cell55">
            <text:p text:style-name="P113"><text:span text:style-name="T113_1">+</text:span></text:p>
          </table:table-cell>
          <table:table-cell table:style-name="Cell56">
            <text:p text:style-name="P114"><text:span text:style-name="T114_1">1<text:s/></text:span><text:span text:style-name="T114_2">or</text:span><text:span text:style-name="T114_3"><text:s/></text:span><text:span text:style-name="T114_4">more</text:span></text:p>
          </table:table-cell>
          <table:table-cell table:style-name="Cell57">
            <text:p text:style-name="P115"><text:span text:style-name="T115_1">Assertions</text:span></text:p>
          </table:table-cell>
          <table:table-cell table:style-name="Cell58">
            <text:p text:style-name="P116"/>
          </table:table-cell>
          <table:table-cell table:style-name="Cell59">
            <text:p text:style-name="P117"><text:span text:style-name="T117_1">(…)</text:span></text:p>
          </table:table-cell>
          <table:table-cell table:style-name="Cell60">
            <text:p text:style-name="P118"><text:span text:style-name="T118_1">Capturing</text:span><text:span text:style-name="T118_2"><text:s/></text:span><text:span text:style-name="T118_3">group</text:span></text:p>
          </table:table-cell>
        </table:table-row>
        <table:table-row table:style-name="Row11">
          <table:table-cell table:style-name="Cell61">
            <text:p text:style-name="P119"><text:span text:style-name="T119_1">?</text:span></text:p>
          </table:table-cell>
          <table:table-cell table:style-name="Cell62">
            <text:p text:style-name="P120"><text:span text:style-name="T120_1">0<text:s/></text:span><text:span text:style-name="T120_2">or</text:span><text:span text:style-name="T120_3"><text:s/>1</text:span></text:p>
          </table:table-cell>
          <table:table-cell table:style-name="Cell63">
            <text:p text:style-name="P121"><text:span text:style-name="T121_1">^</text:span></text:p>
          </table:table-cell>
          <table:table-cell table:style-name="Cell64">
            <text:p text:style-name="P122"><text:span text:style-name="T122_1">Start</text:span><text:span text:style-name="T122_2"><text:s/></text:span><text:span text:style-name="T122_3">of</text:span><text:span text:style-name="T122_4"><text:s/></text:span><text:span text:style-name="T122_5">string</text:span></text:p>
          </table:table-cell>
          <table:table-cell table:style-name="Cell65">
            <text:p text:style-name="P123"><text:span text:style-name="T123_1">(?:...)</text:span></text:p>
          </table:table-cell>
          <table:table-cell table:style-name="Cell66">
            <text:p text:style-name="P124"><text:span text:style-name="T124_1">Non</text:span><text:span text:style-name="T124_2">-</text:span><text:span text:style-name="T124_3">capturing</text:span><text:span text:style-name="T124_4"><text:s/></text:span><text:span text:style-name="T124_5">group</text:span></text:p>
          </table:table-cell>
        </table:table-row>
        <table:table-row table:style-name="Row12">
          <table:table-cell table:style-name="Cell67">
            <text:p text:style-name="P125"><text:span text:style-name="T125_1">{2}</text:span></text:p>
          </table:table-cell>
          <table:table-cell table:style-name="Cell68">
            <text:p text:style-name="P126"><text:span text:style-name="T126_1">Exactly</text:span><text:span text:style-name="T126_2"><text:s/>2</text:span></text:p>
          </table:table-cell>
          <table:table-cell table:style-name="Cell69">
            <text:p text:style-name="P127"><text:span text:style-name="T127_1">\</text:span><text:span text:style-name="T127_2">b</text:span></text:p>
          </table:table-cell>
          <table:table-cell table:style-name="Cell70">
            <text:p text:style-name="P128"><text:span text:style-name="T128_1">Word</text:span><text:span text:style-name="T128_2"><text:s/></text:span><text:span text:style-name="T128_3">boundary</text:span></text:p>
          </table:table-cell>
          <table:table-cell table:style-name="Cell71">
            <text:p text:style-name="P129"/>
          </table:table-cell>
          <table:table-cell table:style-name="Cell72">
            <text:p text:style-name="P130"/>
          </table:table-cell>
        </table:table-row>
        <table:table-row table:style-name="Row13">
          <table:table-cell table:style-name="Cell73">
            <text:p text:style-name="P131"><text:span text:style-name="T131_1">{2,5}</text:span></text:p>
          </table:table-cell>
          <table:table-cell table:style-name="Cell74">
            <text:p text:style-name="P132"><text:span text:style-name="T132_1">Between</text:span><text:span text:style-name="T132_2"><text:s/>2<text:s/></text:span><text:span text:style-name="T132_3">and</text:span><text:span text:style-name="T132_4"><text:s/>5</text:span></text:p>
          </table:table-cell>
          <table:table-cell table:style-name="Cell75">
            <text:p text:style-name="P133"><text:span text:style-name="T133_1">\</text:span><text:span text:style-name="T133_2">B</text:span></text:p>
          </table:table-cell>
          <table:table-cell table:style-name="Cell76">
            <text:p text:style-name="P134"><text:span text:style-name="T134_1">Non</text:span><text:span text:style-name="T134_2">-</text:span><text:span text:style-name="T134_3">word</text:span><text:span text:style-name="T134_4"><text:s/></text:span><text:span text:style-name="T134_5">boundary</text:span></text:p>
          </table:table-cell>
          <table:table-cell table:style-name="Cell77">
            <text:p text:style-name="P135"/>
          </table:table-cell>
          <table:table-cell table:style-name="Cell78">
            <text:p text:style-name="P136"/>
          </table:table-cell>
        </table:table-row>
      </table:table>
      <text:p text:style-name="P137"><text:span text:style-name="T137_1">import</text:span><text:span text:style-name="T137_2"><text:s/></text:span><text:span text:style-name="T137_3">re</text:span></text:p>
      <text:p text:style-name="P138"><text:span text:style-name="T138_1">compile</text:span><text:span text:style-name="T138_2">(</text:span><text:span text:style-name="T138_3">pattern</text:span><text:span text:style-name="T138_4">,<text:s/></text:span><text:span text:style-name="T138_5">flags</text:span><text:span text:style-name="T138_6">=0)</text:span></text:p>
      <text:p text:style-name="P139"><text:span text:style-name="T139_1">split</text:span><text:span text:style-name="T139_2">(</text:span><text:span text:style-name="T139_3">pattern</text:span><text:span text:style-name="T139_4">,<text:s/></text:span><text:span text:style-name="T139_5">string</text:span><text:span text:style-name="T139_6">,<text:s/></text:span><text:span text:style-name="T139_7">maxsplit</text:span><text:span text:style-name="T139_8">=0,<text:s/></text:span><text:span text:style-name="T139_9">flags</text:span><text:span text:style-name="T139_10">=0)</text:span></text:p>
      <text:p text:style-name="P140"><text:span text:style-name="T140_1">search</text:span><text:span text:style-name="T140_2">(</text:span><text:span text:style-name="T140_3">pattern</text:span><text:span text:style-name="T140_4">,<text:s/></text:span><text:span text:style-name="T140_5">string</text:span><text:span text:style-name="T140_6">,<text:s/></text:span><text:span text:style-name="T140_7">flags</text:span><text:span text:style-name="T140_8">=0),<text:s/></text:span><text:span text:style-name="T140_9">match</text:span><text:span text:style-name="T140_10">(</text:span><text:span text:style-name="T140_11">pattern</text:span><text:span text:style-name="T140_12">,<text:s/></text:span><text:span text:style-name="T140_13">string</text:span><text:span text:style-name="T140_14">,<text:s/></text:span><text:span text:style-name="T140_15">flags</text:span><text:span text:style-name="T140_16">=0)</text:span><text:span text:style-name="T140_17"><text:s/>#<text:s/></text:span><text:span text:style-name="T140_18">Start</text:span><text:span text:style-name="T140_19"><text:s/></text:span><text:span text:style-name="T140_20">of</text:span><text:span text:style-name="T140_21"><text:s/></text:span><text:span text:style-name="T140_22">string</text:span><text:span text:style-name="T140_23"><text:s/></text:span><text:span text:style-name="T140_24">only</text:span></text:p>
      <text:p text:style-name="P141"><text:span text:style-name="T141_1">findall</text:span><text:span text:style-name="T141_2">(</text:span><text:span text:style-name="T141_3">pattern</text:span><text:span text:style-name="T141_4">,<text:s/></text:span><text:span text:style-name="T141_5">string</text:span><text:span text:style-name="T141_6">,<text:s/></text:span><text:span text:style-name="T141_7">flags</text:span><text:span text:style-name="T141_8">=0)</text:span></text:p>
      <text:p text:style-name="P142"/>
      <text:h text:style-name="P143" text:outline-level="10"><text:span text:style-name="T143_1">Text</text:span><text:span text:style-name="T143_2"><text:s/></text:span><text:span text:style-name="T143_3">Data</text:span></text:h>
      <text:p text:style-name="P144"><text:span text:style-name="T144_1">nltk</text:span><text:span text:style-name="T144_2">.<text:s/></text:span><text:span text:style-name="T144_3">Corpora</text:span><text:span text:style-name="T144_4">.<text:s/></text:span><text:span text:style-name="T144_5">Tokenization</text:span><text:span text:style-name="T144_6">.<text:s/></text:span><text:span text:style-name="T144_7">Stemming</text:span><text:span text:style-name="T144_8">.<text:s/></text:span><text:span text:style-name="T144_9">Lemmatization</text:span><text:span text:style-name="T144_10">.</text:span></text:p>
      <text:p text:style-name="P145"><text:span text:style-name="T145_1">Working</text:span><text:span text:style-name="T145_2"><text:s/></text:span><text:span text:style-name="T145_3">with</text:span><text:span text:style-name="T145_4"><text:s/></text:span><text:span text:style-name="T145_5">data</text:span><text:span text:style-name="T145_6"><text:s/></text:span><text:span text:style-name="T145_7">formats</text:span><text:span text:style-name="T145_8">:</text:span></text:p>
      <text:list text:style-name="LS3" xml:id="list29">
        <text:list-item>
          <text:p text:style-name="P146"><text:span text:style-name="T146_1">CSV</text:span></text:p>
        </text:list-item>
        <text:list-item>
          <text:p text:style-name="P147"><text:span text:style-name="T147_1">XML</text:span><text:span text:style-name="T147_2">/</text:span><text:span text:style-name="T147_3">HTML</text:span><text:span text:style-name="T147_4">;<text:s/></text:span><text:span text:style-name="T147_5">BeautifulSoup</text:span></text:p>
        </text:list-item>
        <text:list-item>
          <text:p text:style-name="P148"><text:span text:style-name="T148_1">JSON</text:span></text:p>
        </text:list-item>
      </text:list>
      <text:h text:style-name="P149" text:outline-level="10"><text:span text:style-name="T149_1">Relational</text:span><text:span text:style-name="T149_2"><text:s/></text:span><text:span text:style-name="T149_3">Databases</text:span></text:h>
      <text:p text:style-name="P150"><text:span text:style-name="T150_1">PyMySQL</text:span><text:span text:style-name="T150_2">.</text:span></text:p>
      <text:h text:style-name="P151" text:outline-level="10"><text:span text:style-name="T151_1">Numeric</text:span><text:span text:style-name="T151_2"><text:s/></text:span><text:span text:style-name="T151_3">Data</text:span></text:h>
      <text:h text:style-name="P152" text:outline-level="10"><text:span text:style-name="T152_1">Basic</text:span><text:span text:style-name="T152_2"><text:s/></text:span><text:span text:style-name="T152_3">numpy</text:span></text:h>
      <text:p text:style-name="P153"><text:span text:style-name="T153_1">import</text:span><text:span text:style-name="T153_2"><text:s/></text:span><text:span text:style-name="T153_3">numpy</text:span><text:span text:style-name="T153_4"><text:s/></text:span><text:span text:style-name="T153_5">as</text:span><text:span text:style-name="T153_6"><text:s/></text:span><text:span text:style-name="T153_7">np</text:span></text:p>
      <text:p text:style-name="P154"><text:span text:style-name="T154_1">np</text:span><text:span text:style-name="T154_2">.</text:span><text:span text:style-name="T154_3">array</text:span><text:span text:style-name="T154_4"><text:s/>(</text:span><text:span text:style-name="T154_5">dim</text:span><text:span text:style-name="T154_6">[</text:span><text:span text:style-name="T154_7">s</text:span><text:span text:style-name="T154_8">]<text:s/>[,</text:span><text:span text:style-name="T154_9">dtype</text:span><text:span text:style-name="T154_10">=</text:span><text:span text:style-name="T154_11">xxx</text:span><text:span text:style-name="T154_12">])</text:span></text:p>
      <text:p text:style-name="P155"><text:span text:style-name="T155_1">np</text:span><text:span text:style-name="T155_2">.</text:span><text:span text:style-name="T155_3">ones</text:span><text:span text:style-name="T155_4"><text:s/>(</text:span><text:span text:style-name="T155_5">dim</text:span><text:span text:style-name="T155_6">[</text:span><text:span text:style-name="T155_7">s</text:span><text:span text:style-name="T155_8">])</text:span></text:p>
      <text:p text:style-name="P156"><text:span text:style-name="T156_1">np</text:span><text:span text:style-name="T156_2">.</text:span><text:span text:style-name="T156_3">zeros</text:span><text:span text:style-name="T156_4"><text:s/>(</text:span><text:span text:style-name="T156_5">dim</text:span><text:span text:style-name="T156_6">[</text:span><text:span text:style-name="T156_7">s</text:span><text:span text:style-name="T156_8">])</text:span></text:p>
      <text:p text:style-name="P157"><text:span text:style-name="T157_1">np</text:span><text:span text:style-name="T157_2">.</text:span><text:span text:style-name="T157_3">empty</text:span><text:span text:style-name="T157_4"><text:s/>(</text:span><text:span text:style-name="T157_5">dim</text:span><text:span text:style-name="T157_6">[</text:span><text:span text:style-name="T157_7">s</text:span><text:span text:style-name="T157_8">])</text:span></text:p>
      <text:p text:style-name="P158"><text:span text:style-name="T158_1">np</text:span><text:span text:style-name="T158_2">.</text:span><text:span text:style-name="T158_3">arange</text:span><text:span text:style-name="T158_4"><text:s/>(</text:span><text:span text:style-name="T158_5">size</text:span><text:span text:style-name="T158_6"><text:s/>[,...])</text:span></text:p>
      <text:p text:style-name="P159"><text:span text:style-name="T159_1">np</text:span><text:span text:style-name="T159_2">.</text:span><text:span text:style-name="T159_3">eye</text:span><text:span text:style-name="T159_4"><text:s/>(</text:span><text:span text:style-name="T159_5">size</text:span><text:span text:style-name="T159_6">)</text:span></text:p>
      <text:p text:style-name="P160"><text:span text:style-name="T160_1">a</text:span><text:span text:style-name="T160_2">.</text:span><text:span text:style-name="T160_3">ndim</text:span></text:p>
      <text:p text:style-name="P161"><text:span text:style-name="T161_1">a</text:span><text:span text:style-name="T161_2">.</text:span><text:span text:style-name="T161_3">shape</text:span></text:p>
      <text:p text:style-name="P162"><text:span text:style-name="T162_1">a</text:span><text:span text:style-name="T162_2">.</text:span><text:span text:style-name="T162_3">dtype</text:span></text:p>
      <text:p text:style-name="P163"><text:span text:style-name="T163_1">a</text:span><text:span text:style-name="T163_2">.</text:span><text:span text:style-name="T163_3">astype</text:span><text:span text:style-name="T163_4"><text:s/>(</text:span><text:span text:style-name="T163_5">type</text:span><text:span text:style-name="T163_6">)</text:span></text:p>
      <text:p text:style-name="P164"><text:span text:style-name="T164_1">a</text:span><text:span text:style-name="T164_2">.</text:span><text:span text:style-name="T164_3">copy</text:span><text:span text:style-name="T164_4"><text:s/>()</text:span></text:p>
      <text:p text:style-name="P165"><text:span text:style-name="T165_1">Operations</text:span><text:span text:style-name="T165_2"><text:s/></text:span><text:span text:style-name="T165_3">between</text:span><text:span text:style-name="T165_4"><text:s/></text:span><text:span text:style-name="T165_5">arrays</text:span><text:span text:style-name="T165_6"><text:s/></text:span><text:span text:style-name="T165_7">and</text:span><text:span text:style-name="T165_8"><text:s/></text:span><text:span text:style-name="T165_9">scalars</text:span><text:span text:style-name="T165_10"><text:s/>(</text:span><text:span text:style-name="T165_11">broadcasting</text:span><text:span text:style-name="T165_12">)</text:span></text:p>
      <text:p text:style-name="P166"><text:span text:style-name="T166_1">Indexing</text:span><text:span text:style-name="T166_2"><text:s/></text:span><text:span text:style-name="T166_3">and</text:span><text:span text:style-name="T166_4"><text:s/></text:span><text:span text:style-name="T166_5">slicing</text:span><text:span text:style-name="T166_6">;<text:s/></text:span><text:span text:style-name="T166_7">Boolean</text:span><text:span text:style-name="T166_8"><text:s/></text:span><text:span text:style-name="T166_9">indexing</text:span><text:span text:style-name="T166_10">;<text:s/>-,<text:s/>|,<text:s/>&amp;</text:span></text:p>
      <text:p text:style-name="P167"><text:span text:style-name="T167_1">data</text:span><text:span text:style-name="T167_2">[</text:span><text:span text:style-name="T167_3">data</text:span><text:span text:style-name="T167_4">&lt;0]=0</text:span></text:p>
      <text:p text:style-name="P168"><text:span text:style-name="T168_1">Smart</text:span><text:span text:style-name="T168_2"><text:s/></text:span><text:span text:style-name="T168_3">indexing</text:span><text:span text:style-name="T168_4">:<text:s/></text:span><text:span text:style-name="T168_5">list</text:span><text:span text:style-name="T168_6"><text:s/></text:span><text:span text:style-name="T168_7">as</text:span><text:span text:style-name="T168_8"><text:s/></text:span><text:span text:style-name="T168_9">an</text:span><text:span text:style-name="T168_10"><text:s/></text:span><text:span text:style-name="T168_11">index</text:span></text:p>
      <text:p text:style-name="P169"><text:span text:style-name="T169_1">data</text:span><text:span text:style-name="T169_2">[[1,3,1,0]];<text:s/></text:span><text:span text:style-name="T169_3">data</text:span><text:span text:style-name="T169_4">[:,<text:s/>[2]]</text:span></text:p>
      <text:p text:style-name="P170"><text:span text:style-name="T170_1">Transposing</text:span></text:p>
      <text:p text:style-name="P171"><text:span text:style-name="T171_1">a</text:span><text:span text:style-name="T171_2">.</text:span><text:span text:style-name="T171_3">T</text:span></text:p>
      <text:p text:style-name="P172"><text:span text:style-name="T172_1">a</text:span><text:span text:style-name="T172_2">.</text:span><text:span text:style-name="T172_3">reshape</text:span><text:span text:style-name="T172_4"><text:s/>((</text:span><text:span text:style-name="T172_5">m</text:span><text:span text:style-name="T172_6">,</text:span><text:span text:style-name="T172_7">n</text:span><text:span text:style-name="T172_8">))</text:span></text:p>
      <text:p text:style-name="P173"><text:span text:style-name="T173_1">a</text:span><text:span text:style-name="T173_2">.</text:span><text:span text:style-name="T173_3">transpose</text:span><text:span text:style-name="T173_4"><text:s/>((</text:span><text:span text:style-name="T173_5">ax</text:span><text:span text:style-name="T173_6">1,</text:span><text:span text:style-name="T173_7">ax</text:span><text:span text:style-name="T173_8">2))</text:span></text:p>
      <text:p text:style-name="P174"><text:span text:style-name="T174_1">a</text:span><text:span text:style-name="T174_2">.</text:span><text:span text:style-name="T174_3">swapaxes</text:span><text:span text:style-name="T174_4"><text:s/>(</text:span><text:span text:style-name="T174_5">ax</text:span><text:span text:style-name="T174_6">1,<text:s/></text:span><text:span text:style-name="T174_7">ax</text:span><text:span text:style-name="T174_8">2)</text:span><text:span text:style-name="T174_9"><text:s/>–<text:s/></text:span><text:span text:style-name="T174_10">returns</text:span><text:span text:style-name="T174_11"><text:s/></text:span><text:span text:style-name="T174_12">a</text:span><text:span text:style-name="T174_13"><text:s/></text:span><text:span text:style-name="T174_14">view</text:span><text:span text:style-name="T174_15">,<text:s/></text:span><text:span text:style-name="T174_16">not</text:span><text:span text:style-name="T174_17"><text:s/></text:span><text:span text:style-name="T174_18">a</text:span><text:span text:style-name="T174_19"><text:s/></text:span><text:span text:style-name="T174_20">copy</text:span></text:p>
      <text:p text:style-name="P175"><text:span text:style-name="T175_1">Universal</text:span><text:span text:style-name="T175_2"><text:s/></text:span><text:span text:style-name="T175_3">math</text:span><text:span text:style-name="T175_4"><text:s/></text:span><text:span text:style-name="T175_5">functions</text:span><text:span text:style-name="T175_6"><text:s/>(</text:span><text:span text:style-name="T175_7">algebraic</text:span><text:span text:style-name="T175_8">,<text:s/></text:span><text:span text:style-name="T175_9">trig</text:span><text:span text:style-name="T175_10">,<text:s/></text:span><text:span text:style-name="T175_11">isnan</text:span><text:span text:style-name="T175_12">,<text:s/></text:span><text:span text:style-name="T175_13">isfinite</text:span><text:span text:style-name="T175_14">,<text:s/></text:span><text:span text:style-name="T175_15">isinf</text:span><text:span text:style-name="T175_16">)</text:span></text:p>
      <text:p text:style-name="P176"><text:span text:style-name="T176_1">Conditions</text:span><text:span text:style-name="T176_2">:</text:span><text:span text:style-name="T176_3"><text:s/></text:span><text:span text:style-name="T176_4">np</text:span><text:span text:style-name="T176_5">.</text:span><text:span text:style-name="T176_6">where</text:span><text:span text:style-name="T176_7"><text:s/>(</text:span><text:span text:style-name="T176_8">cond</text:span><text:span text:style-name="T176_9">,<text:s/></text:span><text:span text:style-name="T176_10">x</text:span><text:span text:style-name="T176_11">,<text:s/></text:span><text:span text:style-name="T176_12">y</text:span><text:span text:style-name="T176_13">);<text:s/></text:span><text:span text:style-name="T176_14">a</text:span><text:span text:style-name="T176_15">.</text:span><text:span text:style-name="T176_16">any</text:span><text:span text:style-name="T176_17"><text:s/>();<text:s/></text:span><text:span text:style-name="T176_18">a</text:span><text:span text:style-name="T176_19">.</text:span><text:span text:style-name="T176_20">all</text:span><text:span text:style-name="T176_21"><text:s/>()</text:span></text:p>
      <text:p text:style-name="P177"><text:span text:style-name="T177_1">Set</text:span><text:span text:style-name="T177_2">:</text:span></text:p>
      <text:p text:style-name="P178"><text:span text:style-name="T178_1">np</text:span><text:span text:style-name="T178_2">.</text:span><text:span text:style-name="T178_3">unique</text:span><text:span text:style-name="T178_4"><text:s/>();<text:s/></text:span><text:span text:style-name="T178_5">np</text:span><text:span text:style-name="T178_6">.</text:span><text:span text:style-name="T178_7">in</text:span><text:span text:style-name="T178_8">1</text:span><text:span text:style-name="T178_9">d</text:span><text:span text:style-name="T178_10">(</text:span><text:span text:style-name="T178_11">vals</text:span><text:span text:style-name="T178_12">,<text:s/></text:span><text:span text:style-name="T178_13">arr</text:span><text:span text:style-name="T178_14">);<text:s/></text:span><text:span text:style-name="T178_15">np</text:span><text:span text:style-name="T178_16">.</text:span><text:span text:style-name="T178_17">union</text:span><text:span text:style-name="T178_18">1</text:span><text:span text:style-name="T178_19">d</text:span><text:span text:style-name="T178_20"><text:s/>(</text:span><text:span text:style-name="T178_21">x</text:span><text:span text:style-name="T178_22">,</text:span><text:span text:style-name="T178_23">y</text:span><text:span text:style-name="T178_24">);<text:s/></text:span><text:span text:style-name="T178_25">np</text:span><text:span text:style-name="T178_26">.</text:span><text:span text:style-name="T178_27">intersect</text:span><text:span text:style-name="T178_28">1</text:span><text:span text:style-name="T178_29">d</text:span><text:span text:style-name="T178_30"><text:s/>(</text:span><text:span text:style-name="T178_31">x</text:span><text:span text:style-name="T178_32">,</text:span><text:span text:style-name="T178_33">y</text:span><text:span text:style-name="T178_34">)</text:span></text:p>
      <text:p text:style-name="P179"><text:span text:style-name="T179_1">Stats</text:span><text:span text:style-name="T179_2">:</text:span></text:p>
      <text:p text:style-name="P180"><text:span text:style-name="T180_1">a</text:span><text:span text:style-name="T180_2">.</text:span><text:span text:style-name="T180_3">mean</text:span><text:span text:style-name="T180_4">(),<text:s/></text:span><text:span text:style-name="T180_5">a</text:span><text:span text:style-name="T180_6">.</text:span><text:span text:style-name="T180_7">sum</text:span><text:span text:style-name="T180_8"><text:s/>(),<text:s/></text:span><text:span text:style-name="T180_9">a</text:span><text:span text:style-name="T180_10">.</text:span><text:span text:style-name="T180_11">std</text:span><text:span text:style-name="T180_12"><text:s/>(),<text:s/></text:span><text:span text:style-name="T180_13">a</text:span><text:span text:style-name="T180_14">.</text:span><text:span text:style-name="T180_15">min</text:span><text:span text:style-name="T180_16"><text:s/>(),<text:s/></text:span><text:span text:style-name="T180_17">a</text:span><text:span text:style-name="T180_18">.</text:span><text:span text:style-name="T180_19">max</text:span><text:span text:style-name="T180_20"><text:s/>(),<text:s/></text:span><text:span text:style-name="T180_21">a</text:span><text:span text:style-name="T180_22">.</text:span><text:span text:style-name="T180_23">sumsum</text:span><text:span text:style-name="T180_24"><text:s/>(),<text:s/></text:span><text:span text:style-name="T180_25">a</text:span><text:span text:style-name="T180_26">.</text:span><text:span text:style-name="T180_27">cumprod</text:span><text:span text:style-name="T180_28"><text:s/>()</text:span></text:p>
      <text:p text:style-name="P181"><text:span text:style-name="T181_1">a</text:span><text:span text:style-name="T181_2">.</text:span><text:span text:style-name="T181_3">sort</text:span><text:span text:style-name="T181_4"><text:s/>()</text:span></text:p>
      <text:p text:style-name="P182"><text:span text:style-name="T182_1">File</text:span><text:span text:style-name="T182_2"><text:s/></text:span><text:span text:style-name="T182_3">I</text:span><text:span text:style-name="T182_4">/</text:span><text:span text:style-name="T182_5">O</text:span><text:span text:style-name="T182_6"><text:s/>(</text:span><text:span text:style-name="T182_7">to</text:span><text:span text:style-name="T182_8"><text:s/>.</text:span><text:span text:style-name="T182_9">npy</text:span><text:span text:style-name="T182_10"><text:s/></text:span><text:span text:style-name="T182_11">files</text:span><text:span text:style-name="T182_12">)</text:span></text:p>
      <text:p text:style-name="P183"><text:span text:style-name="T183_1">np</text:span><text:span text:style-name="T183_2">.</text:span><text:span text:style-name="T183_3">save</text:span><text:span text:style-name="T183_4"><text:s/>(</text:span><text:span text:style-name="T183_5">file</text:span><text:span text:style-name="T183_6">,<text:s/></text:span><text:span text:style-name="T183_7">arr</text:span><text:span text:style-name="T183_8">)</text:span></text:p>
      <text:p text:style-name="P184"><text:span text:style-name="T184_1">np</text:span><text:span text:style-name="T184_2">.</text:span><text:span text:style-name="T184_3">load</text:span><text:span text:style-name="T184_4"><text:s/>(</text:span><text:span text:style-name="T184_5">file</text:span><text:span text:style-name="T184_6">)</text:span></text:p>
      <text:p text:style-name="P185"><text:span text:style-name="T185_1">arr</text:span><text:span text:style-name="T185_2"><text:s/>=<text:s/></text:span><text:span text:style-name="T185_3">np</text:span><text:span text:style-name="T185_4">.</text:span><text:span text:style-name="T185_5">loadtxt</text:span><text:span text:style-name="T185_6"><text:s/>(</text:span><text:span text:style-name="T185_7">csv</text:span><text:span text:style-name="T185_8">,<text:s/></text:span><text:span text:style-name="T185_9">delimiter</text:span><text:span text:style-name="T185_10">=”,”)</text:span></text:p>
      <text:p text:style-name="P186"><text:span text:style-name="T186_1">np</text:span><text:span text:style-name="T186_2">.</text:span><text:span text:style-name="T186_3">savetxt</text:span><text:span text:style-name="T186_4"><text:s/>(</text:span><text:span text:style-name="T186_5">csv</text:span><text:span text:style-name="T186_6">,<text:s/></text:span><text:span text:style-name="T186_7">x</text:span><text:span text:style-name="T186_8">,<text:s/>…)</text:span></text:p>
      <text:p text:style-name="P187"><text:span text:style-name="T187_1">Linear</text:span><text:span text:style-name="T187_2"><text:s/></text:span><text:span text:style-name="T187_3">algebra</text:span></text:p>
      <text:p text:style-name="P188"><text:span text:style-name="T188_1">x</text:span><text:span text:style-name="T188_2">.</text:span><text:span text:style-name="T188_3">dot</text:span><text:span text:style-name="T188_4"><text:s/>(</text:span><text:span text:style-name="T188_5">y</text:span><text:span text:style-name="T188_6">)</text:span></text:p>
      <text:p text:style-name="P189"><text:span text:style-name="T189_1">n</text:span><text:span text:style-name="T189_2">.</text:span><text:span text:style-name="T189_3">trace</text:span><text:span text:style-name="T189_4"><text:s/>(</text:span><text:span text:style-name="T189_5">x</text:span><text:span text:style-name="T189_6">)</text:span></text:p>
      <text:p text:style-name="P190"><text:span text:style-name="T190_1">n</text:span><text:span text:style-name="T190_2">.</text:span><text:span text:style-name="T190_3">diag</text:span><text:span text:style-name="T190_4"><text:s/>(</text:span><text:span text:style-name="T190_5">mtx</text:span><text:span text:style-name="T190_6">);<text:s/></text:span><text:span text:style-name="T190_7">n</text:span><text:span text:style-name="T190_8">.</text:span><text:span text:style-name="T190_9">diag</text:span><text:span text:style-name="T190_10">(</text:span><text:span text:style-name="T190_11">vector</text:span><text:span text:style-name="T190_12">)</text:span></text:p>
      <text:p text:style-name="P191"><text:span text:style-name="T191_1">from</text:span><text:span text:style-name="T191_2"><text:s/></text:span><text:span text:style-name="T191_3">numpy</text:span><text:span text:style-name="T191_4">.</text:span><text:span text:style-name="T191_5">linalg</text:span><text:span text:style-name="T191_6"><text:s/></text:span><text:span text:style-name="T191_7">import</text:span><text:span text:style-name="T191_8"><text:s/>*</text:span></text:p>
      <text:p text:style-name="P192"><text:span text:style-name="T192_1">inv</text:span><text:span text:style-name="T192_2">(</text:span><text:span text:style-name="T192_3">a</text:span><text:span text:style-name="T192_4">);<text:s/></text:span><text:span text:style-name="T192_5">det</text:span><text:span text:style-name="T192_6">(</text:span><text:span text:style-name="T192_7">a</text:span><text:span text:style-name="T192_8">);<text:s/></text:span><text:span text:style-name="T192_9">norm</text:span><text:span text:style-name="T192_10">(</text:span><text:span text:style-name="T192_11">a</text:span><text:span text:style-name="T192_12">);<text:s/></text:span><text:span text:style-name="T192_13">solve</text:span><text:span text:style-name="T192_14">(</text:span><text:span text:style-name="T192_15">a</text:span><text:span text:style-name="T192_16">,</text:span><text:span text:style-name="T192_17">b</text:span><text:span text:style-name="T192_18">)</text:span></text:p>
      <text:p text:style-name="P193"><text:span text:style-name="T193_1">Random</text:span><text:span text:style-name="T193_2"><text:s/></text:span><text:span text:style-name="T193_3">numbers</text:span></text:p>
      <text:p text:style-name="P194"><text:span text:style-name="T194_1">import</text:span><text:span text:style-name="T194_2"><text:s/></text:span><text:span text:style-name="T194_3">numpy</text:span><text:span text:style-name="T194_4">.</text:span><text:span text:style-name="T194_5">random</text:span><text:span text:style-name="T194_6"><text:s/></text:span><text:span text:style-name="T194_7">as</text:span><text:span text:style-name="T194_8"><text:s/></text:span><text:span text:style-name="T194_9">rnd</text:span></text:p>
      <text:p text:style-name="P195"><text:span text:style-name="T195_1">rnd</text:span><text:span text:style-name="T195_2">.</text:span><text:span text:style-name="T195_3">seed</text:span><text:span text:style-name="T195_4"><text:s/>(</text:span><text:span text:style-name="T195_5">z</text:span><text:span text:style-name="T195_6">)</text:span></text:p>
      <text:p text:style-name="P196"><text:span text:style-name="T196_1">rnd</text:span><text:span text:style-name="T196_2">.</text:span><text:span text:style-name="T196_3">rand</text:span><text:span text:style-name="T196_4"><text:s/>(</text:span><text:span text:style-name="T196_5">shape</text:span><text:span text:style-name="T196_6">),<text:s/></text:span><text:span text:style-name="T196_7">uniform</text:span><text:span text:style-name="T196_8">,<text:s/></text:span><text:span text:style-name="T196_9">randint</text:span></text:p>
      <text:p text:style-name="P197"><text:span text:style-name="T197_1">rnd</text:span><text:span text:style-name="T197_2">.</text:span><text:span text:style-name="T197_3">randn</text:span><text:span text:style-name="T197_4"><text:s/>(</text:span><text:span text:style-name="T197_5">shape</text:span><text:span text:style-name="T197_6">),<text:s/></text:span><text:span text:style-name="T197_7">normal</text:span></text:p>
      <text:h text:style-name="P198" text:outline-level="10"><text:span text:style-name="T198_1">Some</text:span><text:span text:style-name="T198_2"><text:s/></text:span><text:span text:style-name="T198_3">matplotlib</text:span></text:h>
      <text:p text:style-name="P199"><text:span text:style-name="T199_1">import</text:span><text:span text:style-name="T199_2"><text:s/></text:span><text:span text:style-name="T199_3">matplotlib</text:span><text:span text:style-name="T199_4">.</text:span><text:span text:style-name="T199_5">pyplot</text:span><text:span text:style-name="T199_6"><text:s/></text:span><text:span text:style-name="T199_7">as</text:span><text:span text:style-name="T199_8"><text:s/></text:span><text:span text:style-name="T199_9">plt</text:span></text:p>
      <text:p text:style-name="P200"><text:span text:style-name="T200_1">plt</text:span><text:span text:style-name="T200_2">.</text:span><text:span text:style-name="T200_3">imshow</text:span><text:span text:style-name="T200_4"><text:s/>(</text:span><text:span text:style-name="T200_5">matrix</text:span><text:span text:style-name="T200_6">,<text:s/></text:span><text:span text:style-name="T200_7">cmap</text:span><text:span text:style-name="T200_8">=</text:span><text:span text:style-name="T200_9">plt</text:span><text:span text:style-name="T200_10">.</text:span><text:span text:style-name="T200_11">cm</text:span><text:span text:style-name="T200_12">.</text:span><text:span text:style-name="T200_13">gray</text:span><text:span text:style-name="T200_14">)</text:span></text:p>
      <text:p text:style-name="P201"><text:span text:style-name="T201_1">plt</text:span><text:span text:style-name="T201_2">.</text:span><text:span text:style-name="T201_3">colorbar</text:span><text:span text:style-name="T201_4"><text:s/>()</text:span></text:p>
      <text:p text:style-name="P202"><text:span text:style-name="T202_1">plt</text:span><text:span text:style-name="T202_2">.</text:span><text:span text:style-name="T202_3">title</text:span><text:span text:style-name="T202_4"><text:s/>(“</text:span><text:span text:style-name="T202_5">LaTeX</text:span><text:span text:style-name="T202_6"><text:s/></text:span><text:span text:style-name="T202_7">allowed</text:span><text:span text:style-name="T202_8"><text:s/></text:span><text:span text:style-name="T202_9">here</text:span><text:span text:style-name="T202_10">”)</text:span></text:p>
      <text:p text:style-name="P203"><text:span text:style-name="T203_1">plt</text:span><text:span text:style-name="T203_2">.</text:span><text:span text:style-name="T203_3">show</text:span><text:span text:style-name="T203_4"><text:s/>()</text:span></text:p>
      <text:h text:style-name="P204" text:outline-level="10"><text:span text:style-name="T204_1">Pandas</text:span></text:h>
      <text:p text:style-name="P205"><text:span text:style-name="T205_1">import</text:span><text:span text:style-name="T205_2"><text:s/></text:span><text:span text:style-name="T205_3">pandas</text:span><text:span text:style-name="T205_4"><text:s/></text:span><text:span text:style-name="T205_5">as</text:span><text:span text:style-name="T205_6"><text:s/></text:span><text:span text:style-name="T205_7">pd</text:span></text:p>
      <text:p text:style-name="P206"><text:span text:style-name="T206_1">Data</text:span><text:span text:style-name="T206_2"><text:s/></text:span><text:span text:style-name="T206_3">frames</text:span><text:span text:style-name="T206_4"><text:s/></text:span><text:span text:style-name="T206_5">and</text:span><text:span text:style-name="T206_6"><text:s/></text:span><text:span text:style-name="T206_7">series</text:span><text:span text:style-name="T206_8">.<text:s/></text:span><text:span text:style-name="T206_9">Time</text:span><text:span text:style-name="T206_10">-</text:span><text:span text:style-name="T206_11">series</text:span><text:span text:style-name="T206_12"><text:s/></text:span><text:span text:style-name="T206_13">data</text:span><text:span text:style-name="T206_14">.<text:s/></text:span><text:span text:style-name="T206_15">Handling</text:span><text:span text:style-name="T206_16"><text:s/></text:span><text:span text:style-name="T206_17">missing</text:span><text:span text:style-name="T206_18"><text:s/></text:span><text:span text:style-name="T206_19">data</text:span><text:span text:style-name="T206_20">.<text:s/></text:span><text:span text:style-name="T206_21">Arithmetic</text:span><text:span text:style-name="T206_22"><text:s/></text:span><text:span text:style-name="T206_23">operations</text:span><text:span text:style-name="T206_24"><text:s/></text:span><text:span text:style-name="T206_25">and</text:span><text:span text:style-name="T206_26"><text:s/></text:span><text:span text:style-name="T206_27">reductions</text:span><text:span text:style-name="T206_28">.<text:s/></text:span><text:span text:style-name="T206_29">Database</text:span><text:span text:style-name="T206_30">-</text:span><text:span text:style-name="T206_31">type</text:span><text:span text:style-name="T206_32"><text:s/></text:span><text:span text:style-name="T206_33">operations</text:span><text:span text:style-name="T206_34"><text:s/>(</text:span><text:span text:style-name="T206_35">merge</text:span><text:span text:style-name="T206_36">,<text:s/></text:span><text:span text:style-name="T206_37">etc</text:span><text:span text:style-name="T206_38">.)</text:span></text:p>
      <text:p text:style-name="P207"><text:span text:style-name="T207_1">ps</text:span><text:span text:style-name="T207_2"><text:s/>=<text:s/></text:span><text:span text:style-name="T207_3">pd</text:span><text:span text:style-name="T207_4">.</text:span><text:span text:style-name="T207_5">Series</text:span><text:span text:style-name="T207_6"><text:s/>(</text:span><text:span text:style-name="T207_7">data</text:span><text:span text:style-name="T207_8"><text:s/>[,<text:s/></text:span><text:span text:style-name="T207_9">index</text:span><text:span text:style-name="T207_10">=...])</text:span><text:span text:style-name="T207_11">;<text:s/></text:span><text:span text:style-name="T207_12">can</text:span><text:span text:style-name="T207_13"><text:s/></text:span><text:span text:style-name="T207_14">be</text:span><text:span text:style-name="T207_15"><text:s/></text:span><text:span text:style-name="T207_16">a</text:span><text:span text:style-name="T207_17"><text:s/></text:span><text:span text:style-name="T207_18">dictionary</text:span></text:p>
      <text:p text:style-name="P208"><text:span text:style-name="T208_1">ps</text:span><text:span text:style-name="T208_2">.</text:span><text:span text:style-name="T208_3">values</text:span></text:p>
      <text:p text:style-name="P209"><text:span text:style-name="T209_1">ps</text:span><text:span text:style-name="T209_2">.</text:span><text:span text:style-name="T209_3">index</text:span><text:span text:style-name="T209_4">;<text:s/></text:span><text:span text:style-name="T209_5">indexing</text:span><text:span text:style-name="T209_6">;<text:s/></text:span><text:span text:style-name="T209_7">preserved</text:span><text:span text:style-name="T209_8"><text:s/></text:span><text:span text:style-name="T209_9">during</text:span><text:span text:style-name="T209_10"><text:s/></text:span><text:span text:style-name="T209_11">operations</text:span><text:span text:style-name="T209_12">;<text:s/></text:span><text:span text:style-name="T209_13">NaN</text:span><text:span text:style-name="T209_14"><text:s/></text:span><text:span text:style-name="T209_15">for</text:span><text:span text:style-name="T209_16"><text:s/></text:span><text:span text:style-name="T209_17">missing</text:span><text:span text:style-name="T209_18"><text:s/></text:span><text:span text:style-name="T209_19">values</text:span></text:p>
      <text:p text:style-name="P210"><text:span text:style-name="T210_1">index</text:span><text:span text:style-name="T210_2"><text:s/></text:span><text:span text:style-name="T210_3">and</text:span><text:span text:style-name="T210_4"><text:s/></text:span><text:span text:style-name="T210_5">data</text:span><text:span text:style-name="T210_6"><text:s/></text:span><text:span text:style-name="T210_7">frame</text:span><text:span text:style-name="T210_8"><text:s/></text:span><text:span text:style-name="T210_9">can</text:span><text:span text:style-name="T210_10"><text:s/></text:span><text:span text:style-name="T210_11">have</text:span><text:span text:style-name="T210_12"><text:s/></text:span><text:span text:style-name="T210_13">names</text:span><text:span text:style-name="T210_14">:</text:span></text:p>
      <text:p text:style-name="P211"><text:span text:style-name="T211_1">ps</text:span><text:span text:style-name="T211_2">.</text:span><text:span text:style-name="T211_3">index</text:span><text:span text:style-name="T211_4">.</text:span><text:span text:style-name="T211_5">name</text:span><text:span text:style-name="T211_6"><text:s/>=<text:s/>“</text:span><text:span text:style-name="T211_7">X</text:span><text:span text:style-name="T211_8">”</text:span></text:p>
      <text:p text:style-name="P212"><text:span text:style-name="T212_1">ps</text:span><text:span text:style-name="T212_2">.</text:span><text:span text:style-name="T212_3">name</text:span><text:span text:style-name="T212_4"><text:s/>=<text:s/>“</text:span><text:span text:style-name="T212_5">Y</text:span><text:span text:style-name="T212_6">”</text:span></text:p>
      <text:p text:style-name="P213"><text:span text:style-name="T213_1">df</text:span><text:span text:style-name="T213_2"><text:s/>=<text:s/></text:span><text:span text:style-name="T213_3">ps</text:span><text:span text:style-name="T213_4">.</text:span><text:span text:style-name="T213_5">dataFrame</text:span><text:span text:style-name="T213_6"><text:s/>(</text:span><text:span text:style-name="T213_7">dict</text:span><text:span text:style-name="T213_8"><text:s/>[,<text:s/></text:span><text:span text:style-name="T213_9">columns</text:span><text:span text:style-name="T213_10">=[...],<text:s/></text:span><text:span text:style-name="T213_11">index</text:span><text:span text:style-name="T213_12">=[...]])</text:span></text:p>
      <text:p text:style-name="P214"><text:span text:style-name="T214_1">df</text:span><text:span text:style-name="T214_2">.</text:span><text:span text:style-name="T214_3">ix</text:span><text:span text:style-name="T214_4">[</text:span><text:span text:style-name="T214_5">rowN</text:span><text:span text:style-name="T214_6">]</text:span></text:p>
      <text:p text:style-name="P215"><text:span text:style-name="T215_1">df</text:span><text:span text:style-name="T215_2">['</text:span><text:span text:style-name="T215_3">column</text:span><text:span text:style-name="T215_4">']=15</text:span><text:span text:style-name="T215_5">;<text:s/></text:span><text:span text:style-name="T215_6">Broadcasting</text:span></text:p>
      <text:p text:style-name="P216"><text:span text:style-name="T216_1">xxx</text:span><text:span text:style-name="T216_2"><text:s/></text:span><text:span text:style-name="T216_3">in</text:span><text:span text:style-name="T216_4"><text:s/></text:span><text:span text:style-name="T216_5">ps</text:span><text:span text:style-name="T216_6">.</text:span><text:span text:style-name="T216_7">index</text:span></text:p>
      <text:p text:style-name="P217"><text:span text:style-name="T217_1">Both</text:span><text:span text:style-name="T217_2"><text:s/></text:span><text:span text:style-name="T217_3">for</text:span><text:span text:style-name="T217_4"><text:s/></text:span><text:span text:style-name="T217_5">Series</text:span><text:span text:style-name="T217_6"><text:s/></text:span><text:span text:style-name="T217_7">and</text:span><text:span text:style-name="T217_8"><text:s/></text:span><text:span text:style-name="T217_9">DataFrame</text:span></text:p>
      <text:p text:style-name="P218"><text:span text:style-name="T218_1">ps</text:span><text:span text:style-name="T218_2">.</text:span><text:span text:style-name="T218_3">reindex</text:span><text:span text:style-name="T218_4"><text:s/>(</text:span><text:span text:style-name="T218_5">newindex</text:span><text:span text:style-name="T218_6"><text:s/>[,<text:s/></text:span><text:span text:style-name="T218_7">columns</text:span><text:span text:style-name="T218_8">=[...],<text:s/></text:span><text:span text:style-name="T218_9">fill</text:span><text:span text:style-name="T218_10">_</text:span><text:span text:style-name="T218_11">value</text:span><text:span text:style-name="T218_12">=</text:span><text:span text:style-name="T218_13">X</text:span><text:span text:style-name="T218_14">,<text:s/></text:span><text:span text:style-name="T218_15">method</text:span><text:span text:style-name="T218_16">='</text:span><text:span text:style-name="T218_17">ffill</text:span><text:span text:style-name="T218_18">'</text:span><text:span text:style-name="T218_19"><text:s/>(</text:span><text:span text:style-name="T218_20">or</text:span><text:span text:style-name="T218_21"><text:s/>'</text:span><text:span text:style-name="T218_22">bfill</text:span><text:span text:style-name="T218_23">'</text:span><text:span text:style-name="T218_24">)</text:span><text:span text:style-name="T218_25">])</text:span></text:p>
      <text:p text:style-name="P219"><text:span text:style-name="T219_1">ps</text:span><text:span text:style-name="T219_2">.</text:span><text:span text:style-name="T219_3">drop</text:span><text:span text:style-name="T219_4"><text:s/>(</text:span><text:span text:style-name="T219_5">key</text:span><text:span text:style-name="T219_6">[</text:span><text:span text:style-name="T219_7">s</text:span><text:span text:style-name="T219_8">])</text:span></text:p>
      <text:p text:style-name="P220"><text:span text:style-name="T220_1">Missing</text:span><text:span text:style-name="T220_2"><text:s/></text:span><text:span text:style-name="T220_3">data</text:span></text:p>
      <text:p text:style-name="P221"><text:span text:style-name="T221_1">ps</text:span><text:span text:style-name="T221_2">.</text:span><text:span text:style-name="T221_3">dropna</text:span><text:span text:style-name="T221_4">(),<text:s/></text:span><text:span text:style-name="T221_5">isnull</text:span><text:span text:style-name="T221_6">,<text:s/></text:span><text:span text:style-name="T221_7">notnull</text:span><text:span text:style-name="T221_8">,<text:s/></text:span><text:span text:style-name="T221_9">fillna</text:span></text:p>
      <text:p text:style-name="P222"><text:span text:style-name="T222_1">Indexing</text:span><text:span text:style-name="T222_2">,<text:s/></text:span><text:span text:style-name="T222_3">four</text:span><text:span text:style-name="T222_4"><text:s/></text:span><text:span text:style-name="T222_5">arithmetic</text:span><text:span text:style-name="T222_6"><text:s/></text:span><text:span text:style-name="T222_7">operations</text:span><text:span text:style-name="T222_8"><text:s/>(</text:span><text:span text:style-name="T222_9">can</text:span><text:span text:style-name="T222_10"><text:s/></text:span><text:span text:style-name="T222_11">be</text:span><text:span text:style-name="T222_12"><text:s/></text:span><text:span text:style-name="T222_13">mixed</text:span><text:span text:style-name="T222_14">!),<text:s/></text:span><text:span text:style-name="T222_15">universal</text:span><text:span text:style-name="T222_16"><text:s/></text:span><text:span text:style-name="T222_17">functions</text:span><text:span text:style-name="T222_18">.</text:span></text:p>
      <text:p text:style-name="P223"><text:span text:style-name="T223_1">ps</text:span><text:span text:style-name="T223_2">.</text:span><text:span text:style-name="T223_3">sort</text:span><text:span text:style-name="T223_4">_</text:span><text:span text:style-name="T223_5">index</text:span><text:span text:style-name="T223_6">([</text:span><text:span text:style-name="T223_7">ascending</text:span><text:span text:style-name="T223_8">=</text:span><text:span text:style-name="T223_9">True</text:span><text:span text:style-name="T223_10">])</text:span></text:p>
      <text:p text:style-name="P224"><text:span text:style-name="T224_1">ps</text:span><text:span text:style-name="T224_2">.</text:span><text:span text:style-name="T224_3">rank</text:span><text:span text:style-name="T224_4"><text:s/>()</text:span></text:p>
      <text:p text:style-name="P225"><text:span text:style-name="T225_1">ps</text:span><text:span text:style-name="T225_2">.</text:span><text:span text:style-name="T225_3">sum</text:span><text:span text:style-name="T225_4"><text:s/>([</text:span><text:span text:style-name="T225_5">skipna</text:span><text:span text:style-name="T225_6">=</text:span><text:span text:style-name="T225_7">False</text:span><text:span text:style-name="T225_8">]),<text:s/></text:span><text:span text:style-name="T225_9">mean</text:span><text:span text:style-name="T225_10">,<text:s/></text:span><text:span text:style-name="T225_11">median</text:span><text:span text:style-name="T225_12">,<text:s/></text:span><text:span text:style-name="T225_13">std</text:span><text:span text:style-name="T225_14">,<text:s/></text:span><text:span text:style-name="T225_15">count</text:span></text:p>
      <text:p text:style-name="P226"><text:span text:style-name="T226_1">ps</text:span><text:span text:style-name="T226_2">.</text:span><text:span text:style-name="T226_3">max</text:span><text:span text:style-name="T226_4"><text:s/>(),<text:s/></text:span><text:span text:style-name="T226_5">min</text:span></text:p>
      <text:p text:style-name="P227"><text:span text:style-name="T227_1">ps</text:span><text:span text:style-name="T227_2">.</text:span><text:span text:style-name="T227_3">idmax</text:span><text:span text:style-name="T227_4"><text:s/>()</text:span></text:p>
      <text:p text:style-name="P228"><text:span text:style-name="T228_1">ps</text:span><text:span text:style-name="T228_2">.</text:span><text:span text:style-name="T228_3">argmax</text:span><text:span text:style-name="T228_4"><text:s/>()</text:span></text:p>
      <text:p text:style-name="P229"><text:span text:style-name="T229_1">ps</text:span><text:span text:style-name="T229_2">.</text:span><text:span text:style-name="T229_3">cumsum</text:span><text:span text:style-name="T229_4"><text:s/>(),<text:s/></text:span><text:span text:style-name="T229_5">cummin</text:span><text:span text:style-name="T229_6">,<text:s/></text:span><text:span text:style-name="T229_7">cummax</text:span><text:span text:style-name="T229_8">,<text:s/></text:span><text:span text:style-name="T229_9">diff</text:span></text:p>
      <text:p text:style-name="P230"><text:span text:style-name="T230_1">Correlations</text:span></text:p>
      <text:p text:style-name="P231"><text:span text:style-name="T231_1">ser</text:span><text:span text:style-name="T231_2">1.</text:span><text:span text:style-name="T231_3">corr</text:span><text:span text:style-name="T231_4">(</text:span><text:span text:style-name="T231_5">ser</text:span><text:span text:style-name="T231_6">2)</text:span></text:p>
      <text:p text:style-name="P232"><text:span text:style-name="T232_1">ser</text:span><text:span text:style-name="T232_2">1.</text:span><text:span text:style-name="T232_3">cov</text:span><text:span text:style-name="T232_4">(</text:span><text:span text:style-name="T232_5">ser</text:span><text:span text:style-name="T232_6">2)</text:span></text:p>
      <text:h text:style-name="P233" text:outline-level="10"><text:span text:style-name="T233_1">Some</text:span><text:span text:style-name="T233_2"><text:s/></text:span><text:span text:style-name="T233_3">Statistics</text:span></text:h>
      <text:p text:style-name="P234"><text:span text:style-name="T234_1">Probability</text:span><text:span text:style-name="T234_2"><text:s/></text:span><text:span text:style-name="T234_3">distributions</text:span><text:span text:style-name="T234_4">.<text:s/></text:span><text:span text:style-name="T234_5">PDF</text:span><text:span text:style-name="T234_6">.<text:s/></text:span><text:span text:style-name="T234_7">CDF</text:span><text:span text:style-name="T234_8">.<text:s/></text:span><text:span text:style-name="T234_9">Mean</text:span><text:span text:style-name="T234_10">.<text:s/></text:span><text:span text:style-name="T234_11">Standard</text:span><text:span text:style-name="T234_12"><text:s/></text:span><text:span text:style-name="T234_13">deviation</text:span><text:span text:style-name="T234_14">.</text:span></text:p>
      <text:list text:style-name="LS4" xml:id="list32">
        <text:list-item>
          <text:p text:style-name="P235"><text:span text:style-name="T235_1">Discrete</text:span><text:span text:style-name="T235_2">:</text:span></text:p>
          <text:list>
            <text:list-item>
              <text:p text:style-name="P236"><text:span text:style-name="T236_1">Binomial</text:span></text:p>
            </text:list-item>
            <text:list-item>
              <text:p text:style-name="P237"><text:span text:style-name="T237_1">Bernoulli</text:span></text:p>
            </text:list-item>
            <text:list-item>
              <text:p text:style-name="P238"><text:span text:style-name="T238_1">Poisson</text:span></text:p>
            </text:list-item>
          </text:list>
        </text:list-item>
        <text:list-item>
          <text:p text:style-name="P239"><text:span text:style-name="T239_1">Continuous</text:span><text:span text:style-name="T239_2">:</text:span></text:p>
          <text:list>
            <text:list-item>
              <text:p text:style-name="P240"><text:span text:style-name="T240_1">Uniform</text:span></text:p>
            </text:list-item>
            <text:list-item>
              <text:p text:style-name="P241"><text:span text:style-name="T241_1">Normal</text:span></text:p>
            </text:list-item>
            <text:list-item>
              <text:p text:style-name="P242"><text:span text:style-name="T242_1">Exponential</text:span></text:p>
            </text:list-item>
            <text:list-item>
              <text:p text:style-name="P243"><text:span text:style-name="T243_1">Student</text:span><text:span text:style-name="T243_2"><text:s/></text:span><text:span text:style-name="T243_3">t</text:span><text:span text:style-name="T243_4">-</text:span><text:span text:style-name="T243_5">distribution</text:span></text:p>
            </text:list-item>
          </text:list>
        </text:list-item>
      </text:list>
      <text:p text:style-name="P244"><text:span text:style-name="T244_1">Estimating</text:span><text:span text:style-name="T244_2"><text:s/></text:span><text:span text:style-name="T244_3">mean</text:span><text:span text:style-name="T244_4"><text:s/></text:span><text:span text:style-name="T244_5">and</text:span><text:span text:style-name="T244_6"><text:s/></text:span><text:span text:style-name="T244_7">standard</text:span><text:span text:style-name="T244_8"><text:s/></text:span><text:span text:style-name="T244_9">deviation</text:span><text:span text:style-name="T244_10">.</text:span></text:p>
      <text:p text:style-name="P245"><text:span text:style-name="T245_1">Correlations</text:span><text:span text:style-name="T245_2">.<text:s/></text:span><text:span text:style-name="T245_3">Autocorrelations</text:span><text:span text:style-name="T245_4">.<text:s/></text:span><text:span text:style-name="T245_5">Least</text:span><text:span text:style-name="T245_6"><text:s/></text:span><text:span text:style-name="T245_7">square</text:span><text:span text:style-name="T245_8"><text:s/></text:span><text:span text:style-name="T245_9">fit</text:span><text:span text:style-name="T245_10">.</text:span></text:p>
      <text:p text:style-name="P246"><text:span text:style-name="T246_1">General</text:span><text:span text:style-name="T246_2"><text:s/></text:span><text:span text:style-name="T246_3">linear</text:span><text:span text:style-name="T246_4"><text:s/></text:span><text:span text:style-name="T246_5">regression</text:span><text:span text:style-name="T246_6"><text:s/></text:span><text:span text:style-name="T246_7">models</text:span><text:span text:style-name="T246_8">.</text:span></text:p>
      <text:p text:style-name="P247"><text:span text:style-name="T247_1">Data</text:span><text:span text:style-name="T247_2"><text:s/></text:span><text:span text:style-name="T247_3">independence</text:span><text:span text:style-name="T247_4">.<text:s/></text:span><text:span text:style-name="T247_5">Student</text:span><text:span text:style-name="T247_6"><text:s/></text:span><text:span text:style-name="T247_7">t</text:span><text:span text:style-name="T247_8">-</text:span><text:span text:style-name="T247_9">test</text:span><text:span text:style-name="T247_10">.</text:span></text:p>
      <text:h text:style-name="P248" text:outline-level="10"><text:span text:style-name="T248_1">Network</text:span><text:span text:style-name="T248_2"><text:s/></text:span><text:span text:style-name="T248_3">Data</text:span></text:h>
      <text:p text:style-name="P249"><text:span text:style-name="T249_1">Graphs</text:span><text:span text:style-name="T249_2">,<text:s/></text:span><text:span text:style-name="T249_3">digraphs</text:span><text:span text:style-name="T249_4">,<text:s/></text:span><text:span text:style-name="T249_5">multigraphs</text:span><text:span text:style-name="T249_6">.</text:span></text:p>
      <text:p text:style-name="P250"><text:span text:style-name="T250_1">Arcs</text:span><text:span text:style-name="T250_2">,<text:s/></text:span><text:span text:style-name="T250_3">edges</text:span><text:span text:style-name="T250_4">,<text:s/></text:span><text:span text:style-name="T250_5">attributes</text:span><text:span text:style-name="T250_6">.</text:span></text:p>
      <text:p text:style-name="P251"><text:span text:style-name="T251_1">Paths</text:span><text:span text:style-name="T251_2">.<text:s/></text:span><text:span text:style-name="T251_3">Bridges</text:span><text:span text:style-name="T251_4">.</text:span></text:p>
      <text:p text:style-name="P252"><text:span text:style-name="T252_1">Components</text:span><text:span text:style-name="T252_2">,<text:s/></text:span><text:span text:style-name="T252_3">GCC</text:span><text:span text:style-name="T252_4">.</text:span></text:p>
      <text:p text:style-name="P253"><text:span text:style-name="T253_1">Centralities</text:span><text:span text:style-name="T253_2">:<text:s/></text:span><text:span text:style-name="T253_3">degree</text:span><text:span text:style-name="T253_4">,<text:s/></text:span><text:span text:style-name="T253_5">closeness</text:span><text:span text:style-name="T253_6">,<text:s/></text:span><text:span text:style-name="T253_7">betweenness</text:span><text:span text:style-name="T253_8">,<text:s/></text:span><text:span text:style-name="T253_9">eigenvector</text:span><text:span text:style-name="T253_10">.</text:span></text:p>
      <text:p text:style-name="P254"><text:span text:style-name="T254_1">Clustering</text:span><text:span text:style-name="T254_2"><text:s/></text:span><text:span text:style-name="T254_3">coefficient</text:span><text:span text:style-name="T254_4">.</text:span></text:p>
      <text:p text:style-name="P255"><text:span text:style-name="T255_1">Modularity</text:span><text:span text:style-name="T255_2">,<text:s/></text:span><text:span text:style-name="T255_3">community</text:span><text:span text:style-name="T255_4"><text:s/></text:span><text:span text:style-name="T255_5">structure</text:span><text:span text:style-name="T255_6">.</text:span></text:p>
      <text:p text:style-name="P256"><text:span text:style-name="T256_1">networkx</text:span><text:span text:style-name="T256_2">.</text:span></text:p>
      <text:p text:style-name="P257"><text:span text:style-name="T257_1">Gephi</text:span><text:span text:style-name="T257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CMPSC</text:span><text:span text:style-name="T1_2">-</text:span><text:span text:style-name="T1_3">F</text:span><text:span text:style-name="T1_4">310<text:s/></text:span><text:span text:style-name="T1_5">Introduction</text:span><text:span text:style-name="T1_6"><text:s/></text:span><text:span text:style-name="T1_7">to</text:span><text:span text:style-name="T1_8"><text:s/></text:span><text:span text:style-name="T1_9">Data</text:span><text:span text:style-name="T1_10"><text:s/></text:span><text:span text:style-name="T1_11">Science</text:span><text:span text:style-name="T1_12">.<text:s/></text:span><text:span text:style-name="T1_13">Lecture</text:span><text:span text:style-name="T1_14"><text:s/></text:span><text:span text:style-name="T1_15">Notes</text:span><text:span text:style-name="T1_16"><text:tab/>05/18/2015</text:span></text:p>
      </style:header>
      <style:footer>
        <text:p text:style-name="P2"><text:span text:style-name="T2_1"><text:page-number text:select-page="current"/></text:span><text:span text:style-name="T2_2"><text:s/></text:span><text:span text:style-name="T2_3">of</text:span><text:span text:style-name="T2_4"><text:s/></text:span><text:span text:style-name="T2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